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2"/>
    <style:style style:name="ce12" style:family="table-cell" style:parent-style-name="Default" style:data-style-name="N2"/>
    <style:style style:name="ce13" style:family="table-cell" style:parent-style-name="Default" style:data-style-name="N3">
      <style:table-cell-properties fo:background-color="#eeeeee"/>
    </style:style>
    <style:style style:name="ce14" style:family="table-cell" style:parent-style-name="Default" style:data-style-name="N3">
      <style:table-cell-properties fo:background-color="#eeeee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ce8"/>
        <table:table-column table:style-name="co8" table:default-cell-style-name="ce9"/>
        <table:table-column table:style-name="co8" table:default-cell-style-name="ce12"/>
        <table:table-column table:style-name="co8" table:default-cell-style-name="ce8"/>
        <table:table-column table:style-name="co8" table:default-cell-style-name="ce9"/>
        <table:table-column table:style-name="co8" table:default-cell-style-name="ce12"/>
        <table:table-column table:style-name="co8" table:default-cell-style-name="Default"/>
        <table:table-column table:style-name="co8" table:default-cell-style-name="ce9"/>
        <table:table-column table:style-name="co8" table:number-columns-repeated="2" table:default-cell-style-name="ce12"/>
        <table:table-column table:style-name="co8" table:default-cell-style-name="ce8"/>
        <table:table-column table:style-name="co8" table:default-cell-style-name="ce9"/>
        <table:table-column table:style-name="co9" table:default-cell-style-name="ce12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Stack number</text:p>
          </table:table-cell>
          <table:table-cell office:value-type="string" calcext:value-type="string">
            <text:p>Mean stack size</text:p>
          </table:table-cell>
          <table:table-cell office:value-type="string" calcext:value-type="string">
            <text:p>Stack size SD</text:p>
          </table:table-cell>
          <table:table-cell office:value-type="string" calcext:value-type="string">
            <text:p>Total item area</text:p>
          </table:table-cell>
          <table:table-cell office:value-type="string" calcext:value-type="string">
            <text:p>Mean item area</text:p>
          </table:table-cell>
          <table:table-cell office:value-type="string" calcext:value-type="string">
            <text:p>Item area SD</text:p>
          </table:table-cell>
          <table:table-cell office:value-type="string" calcext:value-type="string">
            <text:p>Item area SD %</text:p>
          </table:table-cell>
          <table:table-cell office:value-type="string" calcext:value-type="string">
            <text:p>Mean stack area SD</text:p>
          </table:table-cell>
          <table:table-cell/>
          <table:table-cell office:value-type="string" calcext:value-type="string">
            <text:p>challengeSG</text:p>
          </table:table-cell>
          <table:table-cell table:style-name="ce11"/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600" calcext:value-type="float">
            <text:p>3 600</text:p>
          </table:table-cell>
          <table:table-cell table:style-name="ce11"/>
          <table:table-cell office:value-type="string" calcext:value-type="string">
            <text:p>challengeSG VS curren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 %</text:p>
          </table:table-cell>
          <table:table-cell/>
        </table:table-row>
        <table:table-row table:style-name="ro1">
          <table:table-cell office:value-type="string" calcext:value-type="string">
            <text:p>instances/A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514704" calcext:value-type="float">
            <text:p>4514704</text:p>
          </table:table-cell>
          <table:table-cell table:style-name="ce7" office:value-type="float" office:value="902940" calcext:value-type="float">
            <text:p>902940</text:p>
          </table:table-cell>
          <table:table-cell office:value-type="float" office:value="382358" calcext:value-type="float">
            <text:p>382358</text:p>
          </table:table-cell>
          <table:table-cell office:value-type="float" office:value="42.3459" calcext:value-type="float">
            <text:p>42,3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5486" calcext:value-type="float">
            <text:p>425 486</text:p>
          </table:table-cell>
          <table:table-cell table:style-name="ce11" table:formula="of:=([.L2]-[.V2])/[.V2]*100" office:value-type="float" office:value="0" calcext:value-type="float">
            <text:p>0,00</text:p>
          </table:table-cell>
          <table:table-cell table:style-name="ce13"/>
          <table:table-cell office:value-type="float" office:value="425486" calcext:value-type="float">
            <text:p>425 486</text:p>
          </table:table-cell>
          <table:table-cell table:formula="of:=([.O2]-[.V2])/[.V2]*100" office:value-type="float" office:value="0" calcext:value-type="float">
            <text:p>0,00</text:p>
          </table:table-cell>
          <table:table-cell table:style-name="ce9"/>
          <table:table-cell office:value-type="float" office:value="425486" calcext:value-type="float">
            <text:p>425 486</text:p>
          </table:table-cell>
          <table:table-cell table:style-name="ce11" table:formula="of:=([.R2]-[.V2])/[.V2]*100" office:value-type="float" office:value="0" calcext:value-type="float">
            <text:p>0,00</text:p>
          </table:table-cell>
          <table:table-cell table:formula="of:=IF([.R2]&lt;[.L2];1;IF([.R2]&gt;[.L2];-1;0))" office:value-type="float" office:value="0" calcext:value-type="float">
            <text:p>0,00</text:p>
          </table:table-cell>
          <table:table-cell table:style-name="ce13"/>
          <table:table-cell office:value-type="float" office:value="425486" calcext:value-type="float">
            <text:p>425 486</text:p>
          </table:table-cell>
          <table:table-cell table:formula="of:=[.V2]/([.F2]+[.V2])*100" office:value-type="float" office:value="8.61274566362832" calcext:value-type="float">
            <text:p>8,61</text:p>
          </table:table-cell>
          <table:table-cell/>
        </table:table-row>
        <table:table-row table:style-name="ro1">
          <table:table-cell office:value-type="string" calcext:value-type="string">
            <text:p>instances/A2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7201851" calcext:value-type="float">
            <text:p>77201851</text:p>
          </table:table-cell>
          <table:table-cell table:style-name="ce7" office:value-type="float" office:value="1072247" calcext:value-type="float">
            <text:p>1072247</text:p>
          </table:table-cell>
          <table:table-cell office:value-type="float" office:value="1115896" calcext:value-type="float">
            <text:p>1115896</text:p>
          </table:table-cell>
          <table:table-cell office:value-type="float" office:value="104.071" calcext:value-type="float">
            <text:p>104,071</text:p>
          </table:table-cell>
          <table:table-cell office:value-type="float" office:value="1115896" calcext:value-type="float">
            <text:p>1115896</text:p>
          </table:table-cell>
          <table:table-cell/>
          <table:table-cell office:value-type="float" office:value="6222839" calcext:value-type="float">
            <text:p>6 222 839</text:p>
          </table:table-cell>
          <table:table-cell table:style-name="ce11" table:formula="of:=([.L3]-[.V3])/[.V3]*100" office:value-type="float" office:value="41.9602195410116" calcext:value-type="float">
            <text:p>41,96</text:p>
          </table:table-cell>
          <table:table-cell table:style-name="ce13"/>
          <table:table-cell office:value-type="float" office:value="9506669" calcext:value-type="float">
            <text:p>9 506 669</text:p>
          </table:table-cell>
          <table:table-cell table:formula="of:=([.O3]-[.V3])/[.V3]*100" office:value-type="float" office:value="116.873491077582" calcext:value-type="float">
            <text:p>116,87</text:p>
          </table:table-cell>
          <table:table-cell table:style-name="ce9"/>
          <table:table-cell office:value-type="float" office:value="4383509" calcext:value-type="float">
            <text:p>4 383 509</text:p>
          </table:table-cell>
          <table:table-cell table:style-name="ce11" table:formula="of:=([.R3]-[.V3])/[.V3]*100" office:value-type="float" office:value="0" calcext:value-type="float">
            <text:p>0,00</text:p>
          </table:table-cell>
          <table:table-cell table:formula="of:=IF([.R3]&lt;[.L3];1;IF([.R3]&gt;[.L3];-1;0))" office:value-type="float" office:value="1" calcext:value-type="float">
            <text:p>1,00</text:p>
          </table:table-cell>
          <table:table-cell table:style-name="ce13"/>
          <table:table-cell office:value-type="float" office:value="4383509" calcext:value-type="float">
            <text:p>4 383 509</text:p>
          </table:table-cell>
          <table:table-cell table:formula="of:=[.V3]/([.F3]+[.V3])*100" office:value-type="float" office:value="5.37291126741366" calcext:value-type="float">
            <text:p>5,37</text:p>
          </table:table-cell>
          <table:table-cell/>
        </table:table-row>
        <table:table-row table:style-name="ro1">
          <table:table-cell office:value-type="string" calcext:value-type="string">
            <text:p>instances/A3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1796990" calcext:value-type="float">
            <text:p>41796990</text:p>
          </table:table-cell>
          <table:table-cell table:style-name="ce7" office:value-type="float" office:value="614661" calcext:value-type="float">
            <text:p>614661</text:p>
          </table:table-cell>
          <table:table-cell office:value-type="float" office:value="357582" calcext:value-type="float">
            <text:p>357582</text:p>
          </table:table-cell>
          <table:table-cell office:value-type="float" office:value="58.1755" calcext:value-type="float">
            <text:p>58,1755</text:p>
          </table:table-cell>
          <table:table-cell office:value-type="float" office:value="156073" calcext:value-type="float">
            <text:p>156073</text:p>
          </table:table-cell>
          <table:table-cell/>
          <table:table-cell office:value-type="float" office:value="2651880" calcext:value-type="float">
            <text:p>2 651 880</text:p>
          </table:table-cell>
          <table:table-cell table:style-name="ce11" table:formula="of:=([.L4]-[.V4])/[.V4]*100" office:value-type="float" office:value="0" calcext:value-type="float">
            <text:p>0,00</text:p>
          </table:table-cell>
          <table:table-cell table:style-name="ce13"/>
          <table:table-cell office:value-type="float" office:value="2651880" calcext:value-type="float">
            <text:p>2 651 880</text:p>
          </table:table-cell>
          <table:table-cell table:formula="of:=([.O4]-[.V4])/[.V4]*100" office:value-type="float" office:value="0" calcext:value-type="float">
            <text:p>0,00</text:p>
          </table:table-cell>
          <table:table-cell table:style-name="ce9"/>
          <table:table-cell office:value-type="float" office:value="2651880" calcext:value-type="float">
            <text:p>2 651 880</text:p>
          </table:table-cell>
          <table:table-cell table:style-name="ce11" table:formula="of:=([.R4]-[.V4])/[.V4]*100" office:value-type="float" office:value="0" calcext:value-type="float">
            <text:p>0,00</text:p>
          </table:table-cell>
          <table:table-cell table:formula="of:=IF([.R4]&lt;[.L4];1;IF([.R4]&gt;[.L4];-1;0))" office:value-type="float" office:value="0" calcext:value-type="float">
            <text:p>0,00</text:p>
          </table:table-cell>
          <table:table-cell table:style-name="ce13"/>
          <table:table-cell office:value-type="float" office:value="2651880" calcext:value-type="float">
            <text:p>2 651 880</text:p>
          </table:table-cell>
          <table:table-cell table:formula="of:=[.V4]/([.F4]+[.V4])*100" office:value-type="float" office:value="5.96613592201557" calcext:value-type="float">
            <text:p>5,97</text:p>
          </table:table-cell>
          <table:table-cell/>
        </table:table-row>
        <table:table-row table:style-name="ro1">
          <table:table-cell office:value-type="string" calcext:value-type="string">
            <text:p>instances/A4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1796990" calcext:value-type="float">
            <text:p>41796990</text:p>
          </table:table-cell>
          <table:table-cell table:style-name="ce7" office:value-type="float" office:value="614661" calcext:value-type="float">
            <text:p>614661</text:p>
          </table:table-cell>
          <table:table-cell office:value-type="float" office:value="357582" calcext:value-type="float">
            <text:p>357582</text:p>
          </table:table-cell>
          <table:table-cell office:value-type="float" office:value="58.1755" calcext:value-type="float">
            <text:p>58,1755</text:p>
          </table:table-cell>
          <table:table-cell office:value-type="float" office:value="156073" calcext:value-type="float">
            <text:p>156073</text:p>
          </table:table-cell>
          <table:table-cell/>
          <table:table-cell office:value-type="float" office:value="2924730" calcext:value-type="float">
            <text:p>2 924 730</text:p>
          </table:table-cell>
          <table:table-cell table:style-name="ce11" table:formula="of:=([.L5]-[.V5])/[.V5]*100" office:value-type="float" office:value="0" calcext:value-type="float">
            <text:p>0,00</text:p>
          </table:table-cell>
          <table:table-cell table:style-name="ce13"/>
          <table:table-cell office:value-type="float" office:value="2924730" calcext:value-type="float">
            <text:p>2 924 730</text:p>
          </table:table-cell>
          <table:table-cell table:formula="of:=([.O5]-[.V5])/[.V5]*100" office:value-type="float" office:value="0" calcext:value-type="float">
            <text:p>0,00</text:p>
          </table:table-cell>
          <table:table-cell table:style-name="ce9"/>
          <table:table-cell office:value-type="float" office:value="2924730" calcext:value-type="float">
            <text:p>2 924 730</text:p>
          </table:table-cell>
          <table:table-cell table:style-name="ce11" table:formula="of:=([.R5]-[.V5])/[.V5]*100" office:value-type="float" office:value="0" calcext:value-type="float">
            <text:p>0,00</text:p>
          </table:table-cell>
          <table:table-cell table:formula="of:=IF([.R5]&lt;[.L5];1;IF([.R5]&gt;[.L5];-1;0))" office:value-type="float" office:value="0" calcext:value-type="float">
            <text:p>0,00</text:p>
          </table:table-cell>
          <table:table-cell table:style-name="ce13"/>
          <table:table-cell office:value-type="float" office:value="2924730" calcext:value-type="float">
            <text:p>2 924 730</text:p>
          </table:table-cell>
          <table:table-cell table:formula="of:=[.V5]/([.F5]+[.V5])*100" office:value-type="float" office:value="6.53984238531076" calcext:value-type="float">
            <text:p>6,54</text:p>
          </table:table-cell>
          <table:table-cell/>
        </table:table-row>
        <table:table-row table:style-name="ro1">
          <table:table-cell office:value-type="string" calcext:value-type="string">
            <text:p>instances/A5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6570007" calcext:value-type="float">
            <text:p>56570007</text:p>
          </table:table-cell>
          <table:table-cell table:style-name="ce7" office:value-type="float" office:value="583195" calcext:value-type="float">
            <text:p>583195</text:p>
          </table:table-cell>
          <table:table-cell office:value-type="float" office:value="351826" calcext:value-type="float">
            <text:p>351826</text:p>
          </table:table-cell>
          <table:table-cell office:value-type="float" office:value="60.3273" calcext:value-type="float">
            <text:p>60,3273</text:p>
          </table:table-cell>
          <table:table-cell office:value-type="float" office:value="277877" calcext:value-type="float">
            <text:p>277877</text:p>
          </table:table-cell>
          <table:table-cell/>
          <table:table-cell office:value-type="float" office:value="3017223" calcext:value-type="float">
            <text:p>3 017 223</text:p>
          </table:table-cell>
          <table:table-cell table:style-name="ce11" table:formula="of:=([.L6]-[.V6])/[.V6]*100" office:value-type="float" office:value="0" calcext:value-type="float">
            <text:p>0,00</text:p>
          </table:table-cell>
          <table:table-cell table:style-name="ce13"/>
          <table:table-cell office:value-type="float" office:value="3566133" calcext:value-type="float">
            <text:p>3 566 133</text:p>
          </table:table-cell>
          <table:table-cell table:formula="of:=([.O6]-[.V6])/[.V6]*100" office:value-type="float" office:value="18.1925565329444" calcext:value-type="float">
            <text:p>18,19</text:p>
          </table:table-cell>
          <table:table-cell table:style-name="ce9"/>
          <table:table-cell office:value-type="float" office:value="3283653" calcext:value-type="float">
            <text:p>3 283 653</text:p>
          </table:table-cell>
          <table:table-cell table:style-name="ce11" table:formula="of:=([.R6]-[.V6])/[.V6]*100" office:value-type="float" office:value="8.83030521774493" calcext:value-type="float">
            <text:p>8,83</text:p>
          </table:table-cell>
          <table:table-cell table:formula="of:=IF([.R6]&lt;[.L6];1;IF([.R6]&gt;[.L6];-1;0))" office:value-type="float" office:value="-1" calcext:value-type="float">
            <text:p>-1,00</text:p>
          </table:table-cell>
          <table:table-cell table:style-name="ce13"/>
          <table:table-cell office:value-type="float" office:value="3017223" calcext:value-type="float">
            <text:p>3 017 223</text:p>
          </table:table-cell>
          <table:table-cell table:formula="of:=[.V6]/([.F6]+[.V6])*100" office:value-type="float" office:value="5.06353962082144" calcext:value-type="float">
            <text:p>5,06</text:p>
          </table:table-cell>
          <table:table-cell/>
        </table:table-row>
        <table:table-row table:style-name="ro1">
          <table:table-cell office:value-type="string" calcext:value-type="string">
            <text:p>instances/A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3254870" calcext:value-type="float">
            <text:p>43254870</text:p>
          </table:table-cell>
          <table:table-cell table:style-name="ce7" office:value-type="float" office:value="1169050" calcext:value-type="float">
            <text:p>1169050</text:p>
          </table:table-cell>
          <table:table-cell office:value-type="float" office:value="736161" calcext:value-type="float">
            <text:p>736161</text:p>
          </table:table-cell>
          <table:table-cell office:value-type="float" office:value="62.9709" calcext:value-type="float">
            <text:p>62,9709</text:p>
          </table:table-cell>
          <table:table-cell office:value-type="float" office:value="456075" calcext:value-type="float">
            <text:p>456075</text:p>
          </table:table-cell>
          <table:table-cell/>
          <table:table-cell office:value-type="float" office:value="3188646" calcext:value-type="float">
            <text:p>3 188 646</text:p>
          </table:table-cell>
          <table:table-cell table:style-name="ce11" table:formula="of:=([.L7]-[.V7])/[.V7]*100" office:value-type="float" office:value="0" calcext:value-type="float">
            <text:p>0,00</text:p>
          </table:table-cell>
          <table:table-cell table:style-name="ce13"/>
          <table:table-cell office:value-type="float" office:value="3389640" calcext:value-type="float">
            <text:p>3 389 640</text:p>
          </table:table-cell>
          <table:table-cell table:formula="of:=([.O7]-[.V7])/[.V7]*100" office:value-type="float" office:value="6.30342784994007" calcext:value-type="float">
            <text:p>6,30</text:p>
          </table:table-cell>
          <table:table-cell table:style-name="ce9"/>
          <table:table-cell office:value-type="float" office:value="3225930" calcext:value-type="float">
            <text:p>3 225 930</text:p>
          </table:table-cell>
          <table:table-cell table:style-name="ce11" table:formula="of:=([.R7]-[.V7])/[.V7]*100" office:value-type="float" office:value="1.16927372935095" calcext:value-type="float">
            <text:p>1,17</text:p>
          </table:table-cell>
          <table:table-cell table:formula="of:=IF([.R7]&lt;[.L7];1;IF([.R7]&gt;[.L7];-1;0))" office:value-type="float" office:value="-1" calcext:value-type="float">
            <text:p>-1,00</text:p>
          </table:table-cell>
          <table:table-cell table:style-name="ce13"/>
          <table:table-cell office:value-type="float" office:value="3188646" calcext:value-type="float">
            <text:p>3 188 646</text:p>
          </table:table-cell>
          <table:table-cell table:formula="of:=[.V7]/([.F7]+[.V7])*100" office:value-type="float" office:value="6.86564298878664" calcext:value-type="float">
            <text:p>6,87</text:p>
          </table:table-cell>
          <table:table-cell/>
        </table:table-row>
        <table:table-row table:style-name="ro1">
          <table:table-cell office:value-type="string" calcext:value-type="string">
            <text:p>instances/A7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70195170" calcext:value-type="float">
            <text:p>70195170</text:p>
          </table:table-cell>
          <table:table-cell table:style-name="ce7" office:value-type="float" office:value="1231494" calcext:value-type="float">
            <text:p>1231494</text:p>
          </table:table-cell>
          <table:table-cell office:value-type="float" office:value="513947" calcext:value-type="float">
            <text:p>513947</text:p>
          </table:table-cell>
          <table:table-cell office:value-type="float" office:value="41.7336" calcext:value-type="float">
            <text:p>41,7336</text:p>
          </table:table-cell>
          <table:table-cell office:value-type="float" office:value="312012" calcext:value-type="float">
            <text:p>312012</text:p>
          </table:table-cell>
          <table:table-cell/>
          <table:table-cell office:value-type="float" office:value="3920520" calcext:value-type="float">
            <text:p>3 920 520</text:p>
          </table:table-cell>
          <table:table-cell table:style-name="ce11" table:formula="of:=([.L8]-[.V8])/[.V8]*100" office:value-type="float" office:value="0" calcext:value-type="float">
            <text:p>0,00</text:p>
          </table:table-cell>
          <table:table-cell table:style-name="ce13"/>
          <table:table-cell office:value-type="float" office:value="4703760" calcext:value-type="float">
            <text:p>4 703 760</text:p>
          </table:table-cell>
          <table:table-cell table:formula="of:=([.O8]-[.V8])/[.V8]*100" office:value-type="float" office:value="19.9779621070674" calcext:value-type="float">
            <text:p>19,98</text:p>
          </table:table-cell>
          <table:table-cell table:style-name="ce9"/>
          <table:table-cell office:value-type="float" office:value="4334610" calcext:value-type="float">
            <text:p>4 334 610</text:p>
          </table:table-cell>
          <table:table-cell table:style-name="ce11" table:formula="of:=([.R8]-[.V8])/[.V8]*100" office:value-type="float" office:value="10.5621193107037" calcext:value-type="float">
            <text:p>10,56</text:p>
          </table:table-cell>
          <table:table-cell table:formula="of:=IF([.R8]&lt;[.L8];1;IF([.R8]&gt;[.L8];-1;0))" office:value-type="float" office:value="-1" calcext:value-type="float">
            <text:p>-1,00</text:p>
          </table:table-cell>
          <table:table-cell table:style-name="ce13"/>
          <table:table-cell office:value-type="float" office:value="3920520" calcext:value-type="float">
            <text:p>3 920 520</text:p>
          </table:table-cell>
          <table:table-cell table:formula="of:=[.V8]/([.F8]+[.V8])*100" office:value-type="float" office:value="5.28973015025563" calcext:value-type="float">
            <text:p>5,29</text:p>
          </table:table-cell>
          <table:table-cell/>
        </table:table-row>
        <table:table-row table:style-name="ro1">
          <table:table-cell office:value-type="string" calcext:value-type="string">
            <text:p>instances/A8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38045196" calcext:value-type="float">
            <text:p>138045196</text:p>
          </table:table-cell>
          <table:table-cell table:style-name="ce7" office:value-type="float" office:value="1070117" calcext:value-type="float">
            <text:p>1070117</text:p>
          </table:table-cell>
          <table:table-cell office:value-type="float" office:value="702291" calcext:value-type="float">
            <text:p>702291</text:p>
          </table:table-cell>
          <table:table-cell office:value-type="float" office:value="65.6275" calcext:value-type="float">
            <text:p>65,6275</text:p>
          </table:table-cell>
          <table:table-cell office:value-type="float" office:value="329316" calcext:value-type="float">
            <text:p>329316</text:p>
          </table:table-cell>
          <table:table-cell/>
          <table:table-cell office:value-type="float" office:value="8552294" calcext:value-type="float">
            <text:p>8 552 294</text:p>
          </table:table-cell>
          <table:table-cell table:style-name="ce11" table:formula="of:=([.L9]-[.V9])/[.V9]*100" office:value-type="float" office:value="2.0687546440761" calcext:value-type="float">
            <text:p>2,07</text:p>
          </table:table-cell>
          <table:table-cell table:style-name="ce13"/>
          <table:table-cell office:value-type="float" office:value="9691844" calcext:value-type="float">
            <text:p>9 691 844</text:p>
          </table:table-cell>
          <table:table-cell table:formula="of:=([.O9]-[.V9])/[.V9]*100" office:value-type="float" office:value="15.6689009153171" calcext:value-type="float">
            <text:p>15,67</text:p>
          </table:table-cell>
          <table:table-cell table:style-name="ce9"/>
          <table:table-cell office:value-type="float" office:value="8378954" calcext:value-type="float">
            <text:p>8 378 954</text:p>
          </table:table-cell>
          <table:table-cell table:style-name="ce11" table:formula="of:=([.R9]-[.V9])/[.V9]*100" office:value-type="float" office:value="0" calcext:value-type="float">
            <text:p>0,00</text:p>
          </table:table-cell>
          <table:table-cell table:formula="of:=IF([.R9]&lt;[.L9];1;IF([.R9]&gt;[.L9];-1;0))" office:value-type="float" office:value="1" calcext:value-type="float">
            <text:p>1,00</text:p>
          </table:table-cell>
          <table:table-cell table:style-name="ce13"/>
          <table:table-cell table:style-name="ce10" office:value-type="float" office:value="8378954" calcext:value-type="float">
            <text:p>8 378 954</text:p>
          </table:table-cell>
          <table:table-cell table:formula="of:=[.V9]/([.F9]+[.V9])*100" office:value-type="float" office:value="5.72238527592614" calcext:value-type="float">
            <text:p>5,72</text:p>
          </table:table-cell>
          <table:table-cell/>
        </table:table-row>
        <table:table-row table:style-name="ro1">
          <table:table-cell office:value-type="string" calcext:value-type="string">
            <text:p>instances/A9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4879034" calcext:value-type="float">
            <text:p>44879034</text:p>
          </table:table-cell>
          <table:table-cell table:style-name="ce7" office:value-type="float" office:value="712365" calcext:value-type="float">
            <text:p>712365</text:p>
          </table:table-cell>
          <table:table-cell office:value-type="float" office:value="432251" calcext:value-type="float">
            <text:p>432251</text:p>
          </table:table-cell>
          <table:table-cell office:value-type="float" office:value="60.6783" calcext:value-type="float">
            <text:p>60,6783</text:p>
          </table:table-cell>
          <table:table-cell office:value-type="float" office:value="307461" calcext:value-type="float">
            <text:p>307461</text:p>
          </table:table-cell>
          <table:table-cell/>
          <table:table-cell office:value-type="float" office:value="2664276" calcext:value-type="float">
            <text:p>2 664 276</text:p>
          </table:table-cell>
          <table:table-cell table:style-name="ce11" table:formula="of:=([.L10]-[.V10])/[.V10]*100" office:value-type="float" office:value="0" calcext:value-type="float">
            <text:p>0,00</text:p>
          </table:table-cell>
          <table:table-cell table:style-name="ce13"/>
          <table:table-cell office:value-type="float" office:value="2664276" calcext:value-type="float">
            <text:p>2 664 276</text:p>
          </table:table-cell>
          <table:table-cell table:formula="of:=([.O10]-[.V10])/[.V10]*100" office:value-type="float" office:value="0" calcext:value-type="float">
            <text:p>0,00</text:p>
          </table:table-cell>
          <table:table-cell table:style-name="ce9"/>
          <table:table-cell office:value-type="float" office:value="2664276" calcext:value-type="float">
            <text:p>2 664 276</text:p>
          </table:table-cell>
          <table:table-cell table:style-name="ce11" table:formula="of:=([.R10]-[.V10])/[.V10]*100" office:value-type="float" office:value="0" calcext:value-type="float">
            <text:p>0,00</text:p>
          </table:table-cell>
          <table:table-cell table:formula="of:=IF([.R10]&lt;[.L10];1;IF([.R10]&gt;[.L10];-1;0))" office:value-type="float" office:value="0" calcext:value-type="float">
            <text:p>0,00</text:p>
          </table:table-cell>
          <table:table-cell table:style-name="ce13"/>
          <table:table-cell office:value-type="float" office:value="2664276" calcext:value-type="float">
            <text:p>2 664 276</text:p>
          </table:table-cell>
          <table:table-cell table:formula="of:=[.V10]/([.F10]+[.V10])*100" office:value-type="float" office:value="5.60389253503805" calcext:value-type="float">
            <text:p>5,60</text:p>
          </table:table-cell>
          <table:table-cell/>
        </table:table-row>
        <table:table-row table:style-name="ro1">
          <table:table-cell office:value-type="string" calcext:value-type="string">
            <text:p>instances/A1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1100239" calcext:value-type="float">
            <text:p>71100239</text:p>
          </table:table-cell>
          <table:table-cell table:style-name="ce7" office:value-type="float" office:value="826746" calcext:value-type="float">
            <text:p>826746</text:p>
          </table:table-cell>
          <table:table-cell office:value-type="float" office:value="570162" calcext:value-type="float">
            <text:p>570162</text:p>
          </table:table-cell>
          <table:table-cell office:value-type="float" office:value="68.9645" calcext:value-type="float">
            <text:p>68,9645</text:p>
          </table:table-cell>
          <table:table-cell office:value-type="float" office:value="291022" calcext:value-type="float">
            <text:p>291022</text:p>
          </table:table-cell>
          <table:table-cell/>
          <table:table-cell office:value-type="float" office:value="4097221" calcext:value-type="float">
            <text:p>4 097 221</text:p>
          </table:table-cell>
          <table:table-cell table:style-name="ce11" table:formula="of:=([.L11]-[.V11])/[.V11]*100" office:value-type="float" office:value="0.31436832166245" calcext:value-type="float">
            <text:p>0,31</text:p>
          </table:table-cell>
          <table:table-cell table:style-name="ce13"/>
          <table:table-cell office:value-type="float" office:value="4084381" calcext:value-type="float">
            <text:p>4 084 381</text:p>
          </table:table-cell>
          <table:table-cell table:formula="of:=([.O11]-[.V11])/[.V11]*100" office:value-type="float" office:value="0" calcext:value-type="float">
            <text:p>0,00</text:p>
          </table:table-cell>
          <table:table-cell table:style-name="ce9"/>
          <table:table-cell office:value-type="float" office:value="4084381" calcext:value-type="float">
            <text:p>4 084 381</text:p>
          </table:table-cell>
          <table:table-cell table:style-name="ce11" table:formula="of:=([.R11]-[.V11])/[.V11]*100" office:value-type="float" office:value="0" calcext:value-type="float">
            <text:p>0,00</text:p>
          </table:table-cell>
          <table:table-cell table:formula="of:=IF([.R11]&lt;[.L11];1;IF([.R11]&gt;[.L11];-1;0))" office:value-type="float" office:value="1" calcext:value-type="float">
            <text:p>1,00</text:p>
          </table:table-cell>
          <table:table-cell table:style-name="ce13"/>
          <table:table-cell office:value-type="float" office:value="4084381" calcext:value-type="float">
            <text:p>4 084 381</text:p>
          </table:table-cell>
          <table:table-cell table:formula="of:=[.V11]/([.F11]+[.V11])*100" office:value-type="float" office:value="5.4324687682135" calcext:value-type="float">
            <text:p>5,43</text:p>
          </table:table-cell>
          <table:table-cell/>
        </table:table-row>
        <table:table-row table:style-name="ro1">
          <table:table-cell office:value-type="string" calcext:value-type="string">
            <text:p>instances/A11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4444211" calcext:value-type="float">
            <text:p>64444211</text:p>
          </table:table-cell>
          <table:table-cell table:style-name="ce7" office:value-type="float" office:value="749351" calcext:value-type="float">
            <text:p>749351</text:p>
          </table:table-cell>
          <table:table-cell office:value-type="float" office:value="457172" calcext:value-type="float">
            <text:p>457172</text:p>
          </table:table-cell>
          <table:table-cell office:value-type="float" office:value="61.0092" calcext:value-type="float">
            <text:p>61,0092</text:p>
          </table:table-cell>
          <table:table-cell office:value-type="float" office:value="235487" calcext:value-type="float">
            <text:p>235487</text:p>
          </table:table-cell>
          <table:table-cell/>
          <table:table-cell office:value-type="float" office:value="4760179" calcext:value-type="float">
            <text:p>4 760 179</text:p>
          </table:table-cell>
          <table:table-cell table:style-name="ce11" table:formula="of:=([.L12]-[.V12])/[.V12]*100" office:value-type="float" office:value="9.20524284749763" calcext:value-type="float">
            <text:p>9,21</text:p>
          </table:table-cell>
          <table:table-cell table:style-name="ce13"/>
          <table:table-cell office:value-type="float" office:value="4660669" calcext:value-type="float">
            <text:p>4 660 669</text:p>
          </table:table-cell>
          <table:table-cell table:formula="of:=([.O12]-[.V12])/[.V12]*100" office:value-type="float" office:value="6.92234262131822" calcext:value-type="float">
            <text:p>6,92</text:p>
          </table:table-cell>
          <table:table-cell table:style-name="ce9"/>
          <table:table-cell office:value-type="float" office:value="4622149" calcext:value-type="float">
            <text:p>4 622 149</text:p>
          </table:table-cell>
          <table:table-cell table:style-name="ce11" table:formula="of:=([.R12]-[.V12])/[.V12]*100" office:value-type="float" office:value="6.03863930795845" calcext:value-type="float">
            <text:p>6,04</text:p>
          </table:table-cell>
          <table:table-cell table:formula="of:=IF([.R12]&lt;[.L12];1;IF([.R12]&gt;[.L12];-1;0))" office:value-type="float" office:value="1" calcext:value-type="float">
            <text:p>1,00</text:p>
          </table:table-cell>
          <table:table-cell table:style-name="ce13"/>
          <table:table-cell office:value-type="float" office:value="4358929" calcext:value-type="float">
            <text:p>4 358 929</text:p>
          </table:table-cell>
          <table:table-cell table:formula="of:=[.V12]/([.F12]+[.V12])*100" office:value-type="float" office:value="6.33536347323683" calcext:value-type="float">
            <text:p>6,34</text:p>
          </table:table-cell>
          <table:table-cell/>
        </table:table-row>
        <table:table-row table:style-name="ro1">
          <table:table-cell office:value-type="string" calcext:value-type="string">
            <text:p>instances/A12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9180006" calcext:value-type="float">
            <text:p>29180006</text:p>
          </table:table-cell>
          <table:table-cell table:style-name="ce7" office:value-type="float" office:value="583600" calcext:value-type="float">
            <text:p>583600</text:p>
          </table:table-cell>
          <table:table-cell office:value-type="float" office:value="405691" calcext:value-type="float">
            <text:p>405691</text:p>
          </table:table-cell>
          <table:table-cell office:value-type="float" office:value="69.5153" calcext:value-type="float">
            <text:p>69,5153</text:p>
          </table:table-cell>
          <table:table-cell office:value-type="float" office:value="130885" calcext:value-type="float">
            <text:p>130885</text:p>
          </table:table-cell>
          <table:table-cell/>
          <table:table-cell office:value-type="float" office:value="1879954" calcext:value-type="float">
            <text:p>1 879 954</text:p>
          </table:table-cell>
          <table:table-cell table:style-name="ce11" table:formula="of:=([.L13]-[.V13])/[.V13]*100" office:value-type="float" office:value="0" calcext:value-type="float">
            <text:p>0,00</text:p>
          </table:table-cell>
          <table:table-cell table:style-name="ce13"/>
          <table:table-cell office:value-type="float" office:value="2056504" calcext:value-type="float">
            <text:p>2 056 504</text:p>
          </table:table-cell>
          <table:table-cell table:formula="of:=([.O13]-[.V13])/[.V13]*100" office:value-type="float" office:value="9.39118723117693" calcext:value-type="float">
            <text:p>9,39</text:p>
          </table:table-cell>
          <table:table-cell table:style-name="ce9"/>
          <table:table-cell office:value-type="float" office:value="1879954" calcext:value-type="float">
            <text:p>1 879 954</text:p>
          </table:table-cell>
          <table:table-cell table:style-name="ce11" table:formula="of:=([.R13]-[.V13])/[.V13]*100" office:value-type="float" office:value="0" calcext:value-type="float">
            <text:p>0,00</text:p>
          </table:table-cell>
          <table:table-cell table:formula="of:=IF([.R13]&lt;[.L13];1;IF([.R13]&gt;[.L13];-1;0))" office:value-type="float" office:value="0" calcext:value-type="float">
            <text:p>0,00</text:p>
          </table:table-cell>
          <table:table-cell table:style-name="ce13"/>
          <table:table-cell office:value-type="float" office:value="1879954" calcext:value-type="float">
            <text:p>1 879 954</text:p>
          </table:table-cell>
          <table:table-cell table:formula="of:=[.V13]/([.F13]+[.V13])*100" office:value-type="float" office:value="6.05266072461137" calcext:value-type="float">
            <text:p>6,05</text:p>
          </table:table-cell>
          <table:table-cell/>
        </table:table-row>
        <table:table-row table:style-name="ro1">
          <table:table-cell office:value-type="string" calcext:value-type="string">
            <text:p>instances/A13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3400977" calcext:value-type="float">
            <text:p>213400977</text:p>
          </table:table-cell>
          <table:table-cell table:style-name="ce7" office:value-type="float" office:value="784562" calcext:value-type="float">
            <text:p>784562</text:p>
          </table:table-cell>
          <table:table-cell office:value-type="float" office:value="362468" calcext:value-type="float">
            <text:p>362468</text:p>
          </table:table-cell>
          <table:table-cell office:value-type="float" office:value="46.2001" calcext:value-type="float">
            <text:p>46,2001</text:p>
          </table:table-cell>
          <table:table-cell office:value-type="float" office:value="205153" calcext:value-type="float">
            <text:p>205153</text:p>
          </table:table-cell>
          <table:table-cell/>
          <table:table-cell office:value-type="float" office:value="9331293" calcext:value-type="float">
            <text:p>9 331 293</text:p>
          </table:table-cell>
          <table:table-cell table:style-name="ce11" table:formula="of:=([.L14]-[.V14])/[.V14]*100" office:value-type="float" office:value="0" calcext:value-type="float">
            <text:p>0,00</text:p>
          </table:table-cell>
          <table:table-cell table:style-name="ce13"/>
          <table:table-cell office:value-type="float" office:value="10226883" calcext:value-type="float">
            <text:p>10 226 883</text:p>
          </table:table-cell>
          <table:table-cell table:formula="of:=([.O14]-[.V14])/[.V14]*100" office:value-type="float" office:value="9.59770526978416" calcext:value-type="float">
            <text:p>9,60</text:p>
          </table:table-cell>
          <table:table-cell table:style-name="ce9"/>
          <table:table-cell office:value-type="float" office:value="9440433" calcext:value-type="float">
            <text:p>9 440 433</text:p>
          </table:table-cell>
          <table:table-cell table:style-name="ce11" table:formula="of:=([.R14]-[.V14])/[.V14]*100" office:value-type="float" office:value="1.16961282857585" calcext:value-type="float">
            <text:p>1,17</text:p>
          </table:table-cell>
          <table:table-cell table:formula="of:=IF([.R14]&lt;[.L14];1;IF([.R14]&gt;[.L14];-1;0))" office:value-type="float" office:value="-1" calcext:value-type="float">
            <text:p>-1,00</text:p>
          </table:table-cell>
          <table:table-cell table:style-name="ce13"/>
          <table:table-cell office:value-type="float" office:value="9331293" calcext:value-type="float">
            <text:p>9 331 293</text:p>
          </table:table-cell>
          <table:table-cell table:formula="of:=[.V14]/([.F14]+[.V14])*100" office:value-type="float" office:value="4.18946612450904" calcext:value-type="float">
            <text:p>4,19</text:p>
          </table:table-cell>
          <table:table-cell/>
        </table:table-row>
        <table:table-row table:style-name="ro1">
          <table:table-cell office:value-type="string" calcext:value-type="string">
            <text:p>instances/A14</text:p>
          </table:table-cell>
          <table:table-cell table:style-name="ce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26360542" calcext:value-type="float">
            <text:p>226360542</text:p>
          </table:table-cell>
          <table:table-cell table:style-name="ce7" office:value-type="float" office:value="627037" calcext:value-type="float">
            <text:p>627037</text:p>
          </table:table-cell>
          <table:table-cell office:value-type="float" office:value="289340" calcext:value-type="float">
            <text:p>289340</text:p>
          </table:table-cell>
          <table:table-cell office:value-type="float" office:value="46.1441" calcext:value-type="float">
            <text:p>46,1441</text:p>
          </table:table-cell>
          <table:table-cell office:value-type="float" office:value="106882" calcext:value-type="float">
            <text:p>106882</text:p>
          </table:table-cell>
          <table:table-cell/>
          <table:table-cell office:value-type="float" office:value="11320698" calcext:value-type="float">
            <text:p>11 320 698</text:p>
          </table:table-cell>
          <table:table-cell table:style-name="ce11" table:formula="of:=([.L15]-[.V15])/[.V15]*100" office:value-type="float" office:value="9.02712007595216" calcext:value-type="float">
            <text:p>9,03</text:p>
          </table:table-cell>
          <table:table-cell table:style-name="ce13"/>
          <table:table-cell office:value-type="float" office:value="11686638" calcext:value-type="float">
            <text:p>11 686 638</text:p>
          </table:table-cell>
          <table:table-cell table:formula="of:=([.O15]-[.V15])/[.V15]*100" office:value-type="float" office:value="12.5514066809472" calcext:value-type="float">
            <text:p>12,55</text:p>
          </table:table-cell>
          <table:table-cell table:style-name="ce9"/>
          <table:table-cell office:value-type="float" office:value="10383378" calcext:value-type="float">
            <text:p>10 383 378</text:p>
          </table:table-cell>
          <table:table-cell table:style-name="ce11" table:formula="of:=([.R15]-[.V15])/[.V15]*100" office:value-type="float" office:value="0" calcext:value-type="float">
            <text:p>0,00</text:p>
          </table:table-cell>
          <table:table-cell table:formula="of:=IF([.R15]&lt;[.L15];1;IF([.R15]&gt;[.L15];-1;0))" office:value-type="float" office:value="1" calcext:value-type="float">
            <text:p>1,00</text:p>
          </table:table-cell>
          <table:table-cell table:style-name="ce13"/>
          <table:table-cell office:value-type="float" office:value="10383378" calcext:value-type="float">
            <text:p>10 383 378</text:p>
          </table:table-cell>
          <table:table-cell table:formula="of:=[.V15]/([.F15]+[.V15])*100" office:value-type="float" office:value="4.38591115666244" calcext:value-type="float">
            <text:p>4,39</text:p>
          </table:table-cell>
          <table:table-cell/>
        </table:table-row>
        <table:table-row table:style-name="ro1">
          <table:table-cell office:value-type="string" calcext:value-type="string">
            <text:p>instances/A15</text:p>
          </table:table-cell>
          <table:table-cell table:style-name="ce1"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238633039" calcext:value-type="float">
            <text:p>238633039</text:p>
          </table:table-cell>
          <table:table-cell table:style-name="ce7" office:value-type="float" office:value="608757" calcext:value-type="float">
            <text:p>608757</text:p>
          </table:table-cell>
          <table:table-cell office:value-type="float" office:value="259496" calcext:value-type="float">
            <text:p>259496</text:p>
          </table:table-cell>
          <table:table-cell office:value-type="float" office:value="42.6271" calcext:value-type="float">
            <text:p>42,6271</text:p>
          </table:table-cell>
          <table:table-cell office:value-type="float" office:value="101726" calcext:value-type="float">
            <text:p>101726</text:p>
          </table:table-cell>
          <table:table-cell/>
          <table:table-cell office:value-type="float" office:value="11397071" calcext:value-type="float">
            <text:p>11 397 071</text:p>
          </table:table-cell>
          <table:table-cell table:style-name="ce11" table:formula="of:=([.L16]-[.V16])/[.V16]*100" office:value-type="float" office:value="5.24679281858796" calcext:value-type="float">
            <text:p>5,25</text:p>
          </table:table-cell>
          <table:table-cell table:style-name="ce13"/>
          <table:table-cell office:value-type="float" office:value="12918611" calcext:value-type="float">
            <text:p>12 918 611</text:p>
          </table:table-cell>
          <table:table-cell table:formula="of:=([.O16]-[.V16])/[.V16]*100" office:value-type="float" office:value="19.2975261293828" calcext:value-type="float">
            <text:p>19,30</text:p>
          </table:table-cell>
          <table:table-cell table:style-name="ce9"/>
          <table:table-cell office:value-type="float" office:value="11108171" calcext:value-type="float">
            <text:p>11 108 171</text:p>
          </table:table-cell>
          <table:table-cell table:style-name="ce11" table:formula="of:=([.R16]-[.V16])/[.V16]*100" office:value-type="float" office:value="2.57893206337374" calcext:value-type="float">
            <text:p>2,58</text:p>
          </table:table-cell>
          <table:table-cell table:formula="of:=IF([.R16]&lt;[.L16];1;IF([.R16]&gt;[.L16];-1;0))" office:value-type="float" office:value="1" calcext:value-type="float">
            <text:p>1,00</text:p>
          </table:table-cell>
          <table:table-cell table:style-name="ce13"/>
          <table:table-cell office:value-type="float" office:value="10828901" calcext:value-type="float">
            <text:p>10 828 901</text:p>
          </table:table-cell>
          <table:table-cell table:formula="of:=[.V16]/([.F16]+[.V16])*100" office:value-type="float" office:value="4.34090306521307" calcext:value-type="float">
            <text:p>4,34</text:p>
          </table:table-cell>
          <table:table-cell/>
        </table:table-row>
        <table:table-row table:style-name="ro1">
          <table:table-cell office:value-type="string" calcext:value-type="string">
            <text:p>instances/A1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7325677" calcext:value-type="float">
            <text:p>37325677</text:p>
          </table:table-cell>
          <table:table-cell table:style-name="ce7" office:value-type="float" office:value="982254" calcext:value-type="float">
            <text:p>982254</text:p>
          </table:table-cell>
          <table:table-cell office:value-type="float" office:value="492008" calcext:value-type="float">
            <text:p>492008</text:p>
          </table:table-cell>
          <table:table-cell office:value-type="float" office:value="50.0897" calcext:value-type="float">
            <text:p>50,0897</text:p>
          </table:table-cell>
          <table:table-cell office:value-type="float" office:value="323894" calcext:value-type="float">
            <text:p>323894</text:p>
          </table:table-cell>
          <table:table-cell/>
          <table:table-cell office:value-type="float" office:value="3380333" calcext:value-type="float">
            <text:p>3 380 333</text:p>
          </table:table-cell>
          <table:table-cell table:style-name="ce11" table:formula="of:=([.L17]-[.V17])/[.V17]*100" office:value-type="float" office:value="0" calcext:value-type="float">
            <text:p>0,00</text:p>
          </table:table-cell>
          <table:table-cell table:style-name="ce13"/>
          <table:table-cell office:value-type="float" office:value="3380333" calcext:value-type="float">
            <text:p>3 380 333</text:p>
          </table:table-cell>
          <table:table-cell table:formula="of:=([.O17]-[.V17])/[.V17]*100" office:value-type="float" office:value="0" calcext:value-type="float">
            <text:p>0,00</text:p>
          </table:table-cell>
          <table:table-cell table:style-name="ce9"/>
          <table:table-cell office:value-type="float" office:value="3380333" calcext:value-type="float">
            <text:p>3 380 333</text:p>
          </table:table-cell>
          <table:table-cell table:style-name="ce11" table:formula="of:=([.R17]-[.V17])/[.V17]*100" office:value-type="float" office:value="0" calcext:value-type="float">
            <text:p>0,00</text:p>
          </table:table-cell>
          <table:table-cell table:formula="of:=IF([.R17]&lt;[.L17];1;IF([.R17]&gt;[.L17];-1;0))" office:value-type="float" office:value="0" calcext:value-type="float">
            <text:p>0,00</text:p>
          </table:table-cell>
          <table:table-cell table:style-name="ce13"/>
          <table:table-cell office:value-type="float" office:value="3380333" calcext:value-type="float">
            <text:p>3 380 333</text:p>
          </table:table-cell>
          <table:table-cell table:formula="of:=[.V17]/([.F17]+[.V17])*100" office:value-type="float" office:value="8.30426023086026" calcext:value-type="float">
            <text:p>8,30</text:p>
          </table:table-cell>
          <table:table-cell/>
        </table:table-row>
        <table:table-row table:style-name="ro2">
          <table:table-cell office:value-type="string" calcext:value-type="string">
            <text:p>instances/A17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9623149" calcext:value-type="float">
            <text:p>19623149</text:p>
          </table:table-cell>
          <table:table-cell table:style-name="ce7" office:value-type="float" office:value="934435" calcext:value-type="float">
            <text:p>934435</text:p>
          </table:table-cell>
          <table:table-cell office:value-type="float" office:value="517073" calcext:value-type="float">
            <text:p>517073</text:p>
          </table:table-cell>
          <table:table-cell office:value-type="float" office:value="55.3353" calcext:value-type="float">
            <text:p>55,3353</text:p>
          </table:table-cell>
          <table:table-cell office:value-type="float" office:value="301101" calcext:value-type="float">
            <text:p>301101</text:p>
          </table:table-cell>
          <table:table-cell/>
          <table:table-cell office:value-type="float" office:value="3617251" calcext:value-type="float">
            <text:p>3 617 251</text:p>
          </table:table-cell>
          <table:table-cell table:style-name="ce11" table:formula="of:=([.L18]-[.V18])/[.V18]*100" office:value-type="float" office:value="0" calcext:value-type="float">
            <text:p>0,00</text:p>
          </table:table-cell>
          <table:table-cell table:style-name="ce13"/>
          <table:table-cell office:value-type="float" office:value="3617251" calcext:value-type="float">
            <text:p>3 617 251</text:p>
          </table:table-cell>
          <table:table-cell table:formula="of:=([.O18]-[.V18])/[.V18]*100" office:value-type="float" office:value="0" calcext:value-type="float">
            <text:p>0,00</text:p>
          </table:table-cell>
          <table:table-cell table:style-name="ce9"/>
          <table:table-cell office:value-type="float" office:value="3617251" calcext:value-type="float">
            <text:p>3 617 251</text:p>
          </table:table-cell>
          <table:table-cell table:style-name="ce11" table:formula="of:=([.R18]-[.V18])/[.V18]*100" office:value-type="float" office:value="0" calcext:value-type="float">
            <text:p>0,00</text:p>
          </table:table-cell>
          <table:table-cell table:formula="of:=IF([.R18]&lt;[.L18];1;IF([.R18]&gt;[.L18];-1;0))" office:value-type="float" office:value="0" calcext:value-type="float">
            <text:p>0,00</text:p>
          </table:table-cell>
          <table:table-cell table:style-name="ce13"/>
          <table:table-cell office:value-type="float" office:value="3617251" calcext:value-type="float">
            <text:p>3 617 251</text:p>
          </table:table-cell>
          <table:table-cell table:formula="of:=[.V18]/([.F18]+[.V18])*100" office:value-type="float" office:value="15.5644954475827" calcext:value-type="float">
            <text:p>15,56</text:p>
          </table:table-cell>
          <table:table-cell/>
        </table:table-row>
        <table:table-row table:style-name="ro1">
          <table:table-cell office:value-type="string" calcext:value-type="string">
            <text:p>instances/A18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0282102" calcext:value-type="float">
            <text:p>60282102</text:p>
          </table:table-cell>
          <table:table-cell table:style-name="ce7" office:value-type="float" office:value="825782" calcext:value-type="float">
            <text:p>825782</text:p>
          </table:table-cell>
          <table:table-cell office:value-type="float" office:value="591846" calcext:value-type="float">
            <text:p>591846</text:p>
          </table:table-cell>
          <table:table-cell office:value-type="float" office:value="71.671" calcext:value-type="float">
            <text:p>71,671</text:p>
          </table:table-cell>
          <table:table-cell office:value-type="float" office:value="331887" calcext:value-type="float">
            <text:p>331887</text:p>
          </table:table-cell>
          <table:table-cell/>
          <table:table-cell office:value-type="float" office:value="4983618" calcext:value-type="float">
            <text:p>4 983 618</text:p>
          </table:table-cell>
          <table:table-cell table:style-name="ce11" table:formula="of:=([.L19]-[.V19])/[.V19]*100" office:value-type="float" office:value="0" calcext:value-type="float">
            <text:p>0,00</text:p>
          </table:table-cell>
          <table:table-cell table:style-name="ce13"/>
          <table:table-cell office:value-type="float" office:value="5596728" calcext:value-type="float">
            <text:p>5 596 728</text:p>
          </table:table-cell>
          <table:table-cell table:formula="of:=([.O19]-[.V19])/[.V19]*100" office:value-type="float" office:value="12.3025079370048" calcext:value-type="float">
            <text:p>12,30</text:p>
          </table:table-cell>
          <table:table-cell table:style-name="ce9"/>
          <table:table-cell office:value-type="float" office:value="4983618" calcext:value-type="float">
            <text:p>4 983 618</text:p>
          </table:table-cell>
          <table:table-cell table:style-name="ce11" table:formula="of:=([.R19]-[.V19])/[.V19]*100" office:value-type="float" office:value="0" calcext:value-type="float">
            <text:p>0,00</text:p>
          </table:table-cell>
          <table:table-cell table:formula="of:=IF([.R19]&lt;[.L19];1;IF([.R19]&gt;[.L19];-1;0))" office:value-type="float" office:value="0" calcext:value-type="float">
            <text:p>0,00</text:p>
          </table:table-cell>
          <table:table-cell table:style-name="ce13"/>
          <table:table-cell office:value-type="float" office:value="4983618" calcext:value-type="float">
            <text:p>4 983 618</text:p>
          </table:table-cell>
          <table:table-cell table:formula="of:=[.V19]/([.F19]+[.V19])*100" office:value-type="float" office:value="7.63588910074079" calcext:value-type="float">
            <text:p>7,64</text:p>
          </table:table-cell>
          <table:table-cell/>
        </table:table-row>
        <table:table-row table:style-name="ro1">
          <table:table-cell office:value-type="string" calcext:value-type="string">
            <text:p>instances/A19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1044876" calcext:value-type="float">
            <text:p>41044876</text:p>
          </table:table-cell>
          <table:table-cell table:style-name="ce7" office:value-type="float" office:value="873295" calcext:value-type="float">
            <text:p>873295</text:p>
          </table:table-cell>
          <table:table-cell office:value-type="float" office:value="740991" calcext:value-type="float">
            <text:p>740991</text:p>
          </table:table-cell>
          <table:table-cell office:value-type="float" office:value="84.8501" calcext:value-type="float">
            <text:p>84,8501</text:p>
          </table:table-cell>
          <table:table-cell office:value-type="float" office:value="453582" calcext:value-type="float">
            <text:p>453582</text:p>
          </table:table-cell>
          <table:table-cell/>
          <table:table-cell office:value-type="float" office:value="3323744" calcext:value-type="float">
            <text:p>3 323 744</text:p>
          </table:table-cell>
          <table:table-cell table:style-name="ce11" table:formula="of:=([.L20]-[.V20])/[.V20]*100" office:value-type="float" office:value="0" calcext:value-type="float">
            <text:p>0,00</text:p>
          </table:table-cell>
          <table:table-cell table:style-name="ce13"/>
          <table:table-cell office:value-type="float" office:value="3654374" calcext:value-type="float">
            <text:p>3 654 374</text:p>
          </table:table-cell>
          <table:table-cell table:formula="of:=([.O20]-[.V20])/[.V20]*100" office:value-type="float" office:value="9.94751701695437" calcext:value-type="float">
            <text:p>9,95</text:p>
          </table:table-cell>
          <table:table-cell table:style-name="ce9"/>
          <table:table-cell office:value-type="float" office:value="3323744" calcext:value-type="float">
            <text:p>3 323 744</text:p>
          </table:table-cell>
          <table:table-cell table:style-name="ce11" table:formula="of:=([.R20]-[.V20])/[.V20]*100" office:value-type="float" office:value="0" calcext:value-type="float">
            <text:p>0,00</text:p>
          </table:table-cell>
          <table:table-cell table:formula="of:=IF([.R20]&lt;[.L20];1;IF([.R20]&gt;[.L20];-1;0))" office:value-type="float" office:value="0" calcext:value-type="float">
            <text:p>0,00</text:p>
          </table:table-cell>
          <table:table-cell table:style-name="ce13"/>
          <table:table-cell office:value-type="float" office:value="3323744" calcext:value-type="float">
            <text:p>3 323 744</text:p>
          </table:table-cell>
          <table:table-cell table:formula="of:=[.V20]/([.F20]+[.V20])*100" office:value-type="float" office:value="7.4912043692141" calcext:value-type="float">
            <text:p>7,49</text:p>
          </table:table-cell>
          <table:table-cell/>
        </table:table-row>
        <table:table-row table:style-name="ro1">
          <table:table-cell office:value-type="string" calcext:value-type="string">
            <text:p>instances/A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4710475" calcext:value-type="float">
            <text:p>14710475</text:p>
          </table:table-cell>
          <table:table-cell table:style-name="ce7" office:value-type="float" office:value="865322" calcext:value-type="float">
            <text:p>865322</text:p>
          </table:table-cell>
          <table:table-cell office:value-type="float" office:value="428336" calcext:value-type="float">
            <text:p>428336</text:p>
          </table:table-cell>
          <table:table-cell office:value-type="float" office:value="49.5002" calcext:value-type="float">
            <text:p>49,5002</text:p>
          </table:table-cell>
          <table:table-cell office:value-type="float" office:value="271662" calcext:value-type="float">
            <text:p>271662</text:p>
          </table:table-cell>
          <table:table-cell/>
          <table:table-cell office:value-type="float" office:value="1467925" calcext:value-type="float">
            <text:p>1 467 925</text:p>
          </table:table-cell>
          <table:table-cell table:style-name="ce11" table:formula="of:=([.L21]-[.V21])/[.V21]*100" office:value-type="float" office:value="0" calcext:value-type="float">
            <text:p>0,00</text:p>
          </table:table-cell>
          <table:table-cell table:style-name="ce13"/>
          <table:table-cell office:value-type="float" office:value="1467925" calcext:value-type="float">
            <text:p>1 467 925</text:p>
          </table:table-cell>
          <table:table-cell table:formula="of:=([.O21]-[.V21])/[.V21]*100" office:value-type="float" office:value="0" calcext:value-type="float">
            <text:p>0,00</text:p>
          </table:table-cell>
          <table:table-cell table:style-name="ce9"/>
          <table:table-cell office:value-type="float" office:value="1467925" calcext:value-type="float">
            <text:p>1 467 925</text:p>
          </table:table-cell>
          <table:table-cell table:style-name="ce11" table:formula="of:=([.R21]-[.V21])/[.V21]*100" office:value-type="float" office:value="0" calcext:value-type="float">
            <text:p>0,00</text:p>
          </table:table-cell>
          <table:table-cell table:formula="of:=IF([.R21]&lt;[.L21];1;IF([.R21]&gt;[.L21];-1;0))" office:value-type="float" office:value="0" calcext:value-type="float">
            <text:p>0,00</text:p>
          </table:table-cell>
          <table:table-cell table:style-name="ce13"/>
          <table:table-cell office:value-type="float" office:value="1467925" calcext:value-type="float">
            <text:p>1 467 925</text:p>
          </table:table-cell>
          <table:table-cell table:formula="of:=[.V21]/([.F21]+[.V21])*100" office:value-type="float" office:value="9.07336324976512" calcext:value-type="float">
            <text:p>9,07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4"/>
          <table:table-cell table:style-name="ce6"/>
          <table:table-cell/>
          <table:table-cell table:style-name="ce7"/>
          <table:table-cell table:number-columns-repeated="5"/>
          <table:table-cell table:style-name="ce11"/>
          <table:table-cell table:style-name="ce13"/>
          <table:table-cell office:value-type="string" calcext:value-type="string">
            <text:p><text:s text:c="11"/></text:p>
          </table:table-cell>
          <table:table-cell/>
          <table:table-cell table:style-name="ce9"/>
          <table:table-cell office:value-type="string" calcext:value-type="string">
            <text:p><text:s text:c="11"/></text:p>
          </table:table-cell>
          <table:table-cell table:style-name="ce11"/>
          <table:table-cell/>
          <table:table-cell table:style-name="ce13"/>
          <table:table-cell office:value-type="string" calcext:value-type="string">
            <text:p><text:s text:c="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s/B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7110392" calcext:value-type="float">
            <text:p>77110392</text:p>
          </table:table-cell>
          <table:table-cell table:style-name="ce7" office:value-type="float" office:value="1133976" calcext:value-type="float">
            <text:p>1133976</text:p>
          </table:table-cell>
          <table:table-cell office:value-type="float" office:value="504146" calcext:value-type="float">
            <text:p>504146</text:p>
          </table:table-cell>
          <table:table-cell office:value-type="float" office:value="44.4583" calcext:value-type="float">
            <text:p>44,4583</text:p>
          </table:table-cell>
          <table:table-cell office:value-type="float" office:value="504146" calcext:value-type="float">
            <text:p>504146</text:p>
          </table:table-cell>
          <table:table-cell/>
          <table:table-cell office:value-type="float" office:value="2661318" calcext:value-type="float">
            <text:p>2 661 318</text:p>
          </table:table-cell>
          <table:table-cell table:style-name="ce11" table:formula="of:=([.L23]-[.V23])/[.V23]*100" office:value-type="float" office:value="0" calcext:value-type="float">
            <text:p>0,00</text:p>
          </table:table-cell>
          <table:table-cell table:style-name="ce13"/>
          <table:table-cell office:value-type="float" office:value="3765558" calcext:value-type="float">
            <text:p>3 765 558</text:p>
          </table:table-cell>
          <table:table-cell table:formula="of:=([.O23]-[.V23])/[.V23]*100" office:value-type="float" office:value="41.4922230263351" calcext:value-type="float">
            <text:p>41,49</text:p>
          </table:table-cell>
          <table:table-cell table:style-name="ce9"/>
          <table:table-cell office:value-type="float" office:value="3136398" calcext:value-type="float">
            <text:p>3 136 398</text:p>
          </table:table-cell>
          <table:table-cell table:style-name="ce11" table:formula="of:=([.R23]-[.V23])/[.V23]*100" office:value-type="float" office:value="17.8513052555163" calcext:value-type="float">
            <text:p>17,85</text:p>
          </table:table-cell>
          <table:table-cell table:formula="of:=IF([.R23]&lt;[.L23];1;IF([.R23]&gt;[.L23];-1;0))" office:value-type="float" office:value="-1" calcext:value-type="float">
            <text:p>-1,00</text:p>
          </table:table-cell>
          <table:table-cell table:style-name="ce13"/>
          <table:table-cell office:value-type="float" office:value="2661318" calcext:value-type="float">
            <text:p>2 661 318</text:p>
          </table:table-cell>
          <table:table-cell table:formula="of:=[.V23]/([.F23]+[.V23])*100" office:value-type="float" office:value="3.3361676714715" calcext:value-type="float">
            <text:p>3,34</text:p>
          </table:table-cell>
          <table:table-cell/>
        </table:table-row>
        <table:table-row table:style-name="ro1">
          <table:table-cell office:value-type="string" calcext:value-type="string">
            <text:p>instances/B2</text:p>
          </table:table-cell>
          <table:table-cell table:style-name="ce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15354085" calcext:value-type="float">
            <text:p>315354085</text:p>
          </table:table-cell>
          <table:table-cell table:style-name="ce7" office:value-type="float" office:value="823378" calcext:value-type="float">
            <text:p>823378</text:p>
          </table:table-cell>
          <table:table-cell office:value-type="float" office:value="503630" calcext:value-type="float">
            <text:p>503630</text:p>
          </table:table-cell>
          <table:table-cell office:value-type="float" office:value="61.1663" calcext:value-type="float">
            <text:p>61,1663</text:p>
          </table:table-cell>
          <table:table-cell office:value-type="float" office:value="170687" calcext:value-type="float">
            <text:p>170687</text:p>
          </table:table-cell>
          <table:table-cell/>
          <table:table-cell office:value-type="float" office:value="13674125" calcext:value-type="float">
            <text:p>13 674 125</text:p>
          </table:table-cell>
          <table:table-cell table:style-name="ce11" table:formula="of:=([.L24]-[.V24])/[.V24]*100" office:value-type="float" office:value="14.6091368814011" calcext:value-type="float">
            <text:p>14,61</text:p>
          </table:table-cell>
          <table:table-cell table:style-name="ce13"/>
          <table:table-cell office:value-type="float" office:value="14312915" calcext:value-type="float">
            <text:p>14 312 915</text:p>
          </table:table-cell>
          <table:table-cell table:formula="of:=([.O24]-[.V24])/[.V24]*100" office:value-type="float" office:value="19.9631299558004" calcext:value-type="float">
            <text:p>19,96</text:p>
          </table:table-cell>
          <table:table-cell table:style-name="ce9"/>
          <table:table-cell office:value-type="float" office:value="13398065" calcext:value-type="float">
            <text:p>13 398 065</text:p>
          </table:table-cell>
          <table:table-cell table:style-name="ce11" table:formula="of:=([.R24]-[.V24])/[.V24]*100" office:value-type="float" office:value="12.2953509296506" calcext:value-type="float">
            <text:p>12,30</text:p>
          </table:table-cell>
          <table:table-cell table:formula="of:=IF([.R24]&lt;[.L24];1;IF([.R24]&gt;[.L24];-1;0))" office:value-type="float" office:value="1" calcext:value-type="float">
            <text:p>1,00</text:p>
          </table:table-cell>
          <table:table-cell table:style-name="ce13"/>
          <table:table-cell office:value-type="float" office:value="11931095" calcext:value-type="float">
            <text:p>11 931 095</text:p>
          </table:table-cell>
          <table:table-cell table:formula="of:=[.V24]/([.F24]+[.V24])*100" office:value-type="float" office:value="3.6454736508387" calcext:value-type="float">
            <text:p>3,65</text:p>
          </table:table-cell>
          <table:table-cell/>
        </table:table-row>
        <table:table-row table:style-name="ro1">
          <table:table-cell office:value-type="string" calcext:value-type="string">
            <text:p>instances/B3</text:p>
          </table:table-cell>
          <table:table-cell table:style-name="ce1"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349989487" calcext:value-type="float">
            <text:p>349989487</text:p>
          </table:table-cell>
          <table:table-cell table:style-name="ce7" office:value-type="float" office:value="1054185" calcext:value-type="float">
            <text:p>1054185</text:p>
          </table:table-cell>
          <table:table-cell office:value-type="float" office:value="657710" calcext:value-type="float">
            <text:p>657710</text:p>
          </table:table-cell>
          <table:table-cell office:value-type="float" office:value="62.3904" calcext:value-type="float">
            <text:p>62,3904</text:p>
          </table:table-cell>
          <table:table-cell office:value-type="float" office:value="463035" calcext:value-type="float">
            <text:p>463035</text:p>
          </table:table-cell>
          <table:table-cell/>
          <table:table-cell office:value-type="float" office:value="18316283" calcext:value-type="float">
            <text:p>18 316 283</text:p>
          </table:table-cell>
          <table:table-cell table:style-name="ce11" table:formula="of:=([.L25]-[.V25])/[.V25]*100" office:value-type="float" office:value="16.0227501413681" calcext:value-type="float">
            <text:p>16,02</text:p>
          </table:table-cell>
          <table:table-cell table:style-name="ce13"/>
          <table:table-cell office:value-type="float" office:value="19786463" calcext:value-type="float">
            <text:p>19 786 463</text:p>
          </table:table-cell>
          <table:table-cell table:formula="of:=([.O25]-[.V25])/[.V25]*100" office:value-type="float" office:value="25.3354653250566" calcext:value-type="float">
            <text:p>25,34</text:p>
          </table:table-cell>
          <table:table-cell table:style-name="ce9"/>
          <table:table-cell office:value-type="float" office:value="17093273" calcext:value-type="float">
            <text:p>17 093 273</text:p>
          </table:table-cell>
          <table:table-cell table:style-name="ce11" table:formula="of:=([.R25]-[.V25])/[.V25]*100" office:value-type="float" office:value="8.27570978113808" calcext:value-type="float">
            <text:p>8,28</text:p>
          </table:table-cell>
          <table:table-cell table:formula="of:=IF([.R25]&lt;[.L25];1;IF([.R25]&gt;[.L25];-1;0))" office:value-type="float" office:value="1" calcext:value-type="float">
            <text:p>1,00</text:p>
          </table:table-cell>
          <table:table-cell table:style-name="ce13"/>
          <table:table-cell office:value-type="float" office:value="15786803" calcext:value-type="float">
            <text:p>15 786 803</text:p>
          </table:table-cell>
          <table:table-cell table:formula="of:=[.V25]/([.F25]+[.V25])*100" office:value-type="float" office:value="4.31597220257223" calcext:value-type="float">
            <text:p>4,32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4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48205615" calcext:value-type="float">
            <text:p>148205615</text:p>
          </table:table-cell>
          <table:table-cell table:style-name="ce7" office:value-type="float" office:value="567837" calcext:value-type="float">
            <text:p>567837</text:p>
          </table:table-cell>
          <table:table-cell office:value-type="float" office:value="231996" calcext:value-type="float">
            <text:p>231996</text:p>
          </table:table-cell>
          <table:table-cell office:value-type="float" office:value="40.8562" calcext:value-type="float">
            <text:p>40,8562</text:p>
          </table:table-cell>
          <table:table-cell office:value-type="float" office:value="95231" calcext:value-type="float">
            <text:p>95231</text:p>
          </table:table-cell>
          <table:table-cell/>
          <table:table-cell office:value-type="float" office:value="8269045" calcext:value-type="float">
            <text:p>8 269 045</text:p>
          </table:table-cell>
          <table:table-cell table:style-name="ce11" table:formula="of:=([.L26]-[.V26])/[.V26]*100" office:value-type="float" office:value="13.0318801751035" calcext:value-type="float">
            <text:p>13,03</text:p>
          </table:table-cell>
          <table:table-cell table:style-name="ce13"/>
          <table:table-cell office:value-type="float" office:value="8323615" calcext:value-type="float">
            <text:p>8 323 615</text:p>
          </table:table-cell>
          <table:table-cell table:formula="of:=([.O26]-[.V26])/[.V26]*100" office:value-type="float" office:value="13.7778127103787" calcext:value-type="float">
            <text:p>13,78</text:p>
          </table:table-cell>
          <table:table-cell table:style-name="ce9"/>
          <table:table-cell office:value-type="float" office:value="7973725" calcext:value-type="float">
            <text:p>7 973 725</text:p>
          </table:table-cell>
          <table:table-cell table:style-name="ce11" table:formula="of:=([.R26]-[.V26])/[.V26]*100" office:value-type="float" office:value="8.99506880773134" calcext:value-type="float">
            <text:p>9,00</text:p>
          </table:table-cell>
          <table:table-cell table:formula="of:=IF([.R26]&lt;[.L26];1;IF([.R26]&gt;[.L26];-1;0))" office:value-type="float" office:value="1" calcext:value-type="float">
            <text:p>1,00</text:p>
          </table:table-cell>
          <table:table-cell table:style-name="ce13"/>
          <table:table-cell office:value-type="float" office:value="7315675" calcext:value-type="float">
            <text:p>7 315 675</text:p>
          </table:table-cell>
          <table:table-cell table:formula="of:=[.V26]/([.F26]+[.V26])*100" office:value-type="float" office:value="4.70397011238783" calcext:value-type="float">
            <text:p>4,70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5</text:p>
          </table:table-cell>
          <table:table-cell table:style-name="ce1" office:value-type="float" office:value="207" calcext:value-type="float">
            <text:p>20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319711555" calcext:value-type="float">
            <text:p>319711555</text:p>
          </table:table-cell>
          <table:table-cell table:style-name="ce7" office:value-type="float" office:value="1544500" calcext:value-type="float">
            <text:p>1544500</text:p>
          </table:table-cell>
          <table:table-cell office:value-type="float" office:value="656744" calcext:value-type="float">
            <text:p>656744</text:p>
          </table:table-cell>
          <table:table-cell office:value-type="float" office:value="42.5215" calcext:value-type="float">
            <text:p>42,5215</text:p>
          </table:table-cell>
          <table:table-cell office:value-type="float" office:value="114991" calcext:value-type="float">
            <text:p>114991</text:p>
          </table:table-cell>
          <table:table-cell/>
          <table:table-cell office:value-type="float" office:value="79840355" calcext:value-type="float">
            <text:p>79 840 355</text:p>
          </table:table-cell>
          <table:table-cell table:style-name="ce11" table:formula="of:=([.L27]-[.V27])/[.V27]*100" office:value-type="float" office:value="10.6502314476843" calcext:value-type="float">
            <text:p>10,65</text:p>
          </table:table-cell>
          <table:table-cell table:style-name="ce13"/>
          <table:table-cell office:value-type="float" office:value="72155615" calcext:value-type="float">
            <text:p>72 155 615</text:p>
          </table:table-cell>
          <table:table-cell table:formula="of:=([.O27]-[.V27])/[.V27]*100" office:value-type="float" office:value="0" calcext:value-type="float">
            <text:p>0,00</text:p>
          </table:table-cell>
          <table:table-cell table:style-name="ce9"/>
          <table:table-cell office:value-type="float" office:value="72155615" calcext:value-type="float">
            <text:p>72 155 615</text:p>
          </table:table-cell>
          <table:table-cell table:style-name="ce11" table:formula="of:=([.R27]-[.V27])/[.V27]*100" office:value-type="float" office:value="0" calcext:value-type="float">
            <text:p>0,00</text:p>
          </table:table-cell>
          <table:table-cell table:formula="of:=IF([.R27]&lt;[.L27];1;IF([.R27]&gt;[.L27];-1;0))" office:value-type="float" office:value="1" calcext:value-type="float">
            <text:p>1,00</text:p>
          </table:table-cell>
          <table:table-cell table:style-name="ce13"/>
          <table:table-cell office:value-type="float" office:value="72155615" calcext:value-type="float">
            <text:p>72 155 615</text:p>
          </table:table-cell>
          <table:table-cell table:formula="of:=[.V27]/([.F27]+[.V27])*100" office:value-type="float" office:value="18.413284021726" calcext:value-type="float">
            <text:p>18,41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6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92874073" calcext:value-type="float">
            <text:p>192874073</text:p>
          </table:table-cell>
          <table:table-cell table:style-name="ce7" office:value-type="float" office:value="945461" calcext:value-type="float">
            <text:p>945461</text:p>
          </table:table-cell>
          <table:table-cell office:value-type="float" office:value="463794" calcext:value-type="float">
            <text:p>463794</text:p>
          </table:table-cell>
          <table:table-cell office:value-type="float" office:value="49.0549" calcext:value-type="float">
            <text:p>49,0549</text:p>
          </table:table-cell>
          <table:table-cell office:value-type="float" office:value="308534" calcext:value-type="float">
            <text:p>308534</text:p>
          </table:table-cell>
          <table:table-cell/>
          <table:table-cell office:value-type="float" office:value="11195257" calcext:value-type="float">
            <text:p>11 195 257</text:p>
          </table:table-cell>
          <table:table-cell table:style-name="ce11" table:formula="of:=([.L28]-[.V28])/[.V28]*100" office:value-type="float" office:value="3.65568879822992" calcext:value-type="float">
            <text:p>3,66</text:p>
          </table:table-cell>
          <table:table-cell table:style-name="ce13"/>
          <table:table-cell office:value-type="float" office:value="12488887" calcext:value-type="float">
            <text:p>12 488 887</text:p>
          </table:table-cell>
          <table:table-cell table:formula="of:=([.O28]-[.V28])/[.V28]*100" office:value-type="float" office:value="15.6332707956824" calcext:value-type="float">
            <text:p>15,63</text:p>
          </table:table-cell>
          <table:table-cell table:style-name="ce9"/>
          <table:table-cell office:value-type="float" office:value="11089327" calcext:value-type="float">
            <text:p>11 089 327</text:p>
          </table:table-cell>
          <table:table-cell table:style-name="ce11" table:formula="of:=([.R28]-[.V28])/[.V28]*100" office:value-type="float" office:value="2.67489424260726" calcext:value-type="float">
            <text:p>2,67</text:p>
          </table:table-cell>
          <table:table-cell table:formula="of:=IF([.R28]&lt;[.L28];1;IF([.R28]&gt;[.L28];-1;0))" office:value-type="float" office:value="1" calcext:value-type="float">
            <text:p>1,00</text:p>
          </table:table-cell>
          <table:table-cell table:style-name="ce13"/>
          <table:table-cell office:value-type="float" office:value="10800427" calcext:value-type="float">
            <text:p>10 800 427</text:p>
          </table:table-cell>
          <table:table-cell table:formula="of:=[.V28]/([.F28]+[.V28])*100" office:value-type="float" office:value="5.30278802697441" calcext:value-type="float">
            <text:p>5,30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7</text:p>
          </table:table-cell>
          <table:table-cell table:style-name="ce1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7746291" calcext:value-type="float">
            <text:p>187746291</text:p>
          </table:table-cell>
          <table:table-cell table:style-name="ce7" office:value-type="float" office:value="779030" calcext:value-type="float">
            <text:p>779030</text:p>
          </table:table-cell>
          <table:table-cell office:value-type="float" office:value="444641" calcext:value-type="float">
            <text:p>444641</text:p>
          </table:table-cell>
          <table:table-cell office:value-type="float" office:value="57.0763" calcext:value-type="float">
            <text:p>57,0763</text:p>
          </table:table-cell>
          <table:table-cell office:value-type="float" office:value="444641" calcext:value-type="float">
            <text:p>444641</text:p>
          </table:table-cell>
          <table:table-cell/>
          <table:table-cell table:style-name="ce10" office:value-type="float" office:value="8355819" calcext:value-type="float">
            <text:p>8 355 819</text:p>
          </table:table-cell>
          <table:table-cell table:style-name="ce11" table:formula="of:=([.L29]-[.V29])/[.V29]*100" office:value-type="float" office:value="26.0525259400628" calcext:value-type="float">
            <text:p>26,05</text:p>
          </table:table-cell>
          <table:table-cell table:style-name="ce14"/>
          <table:table-cell office:value-type="float" office:value="9177579" calcext:value-type="float">
            <text:p>9 177 579</text:p>
          </table:table-cell>
          <table:table-cell table:formula="of:=([.O29]-[.V29])/[.V29]*100" office:value-type="float" office:value="38.449266907825" calcext:value-type="float">
            <text:p>38,45</text:p>
          </table:table-cell>
          <table:table-cell table:style-name="ce10"/>
          <table:table-cell table:style-name="ce10" office:value-type="float" office:value="7678509" calcext:value-type="float">
            <text:p>7 678 509</text:p>
          </table:table-cell>
          <table:table-cell table:style-name="ce11" table:formula="of:=([.R29]-[.V29])/[.V29]*100" office:value-type="float" office:value="15.83489959554" calcext:value-type="float">
            <text:p>15,83</text:p>
          </table:table-cell>
          <table:table-cell table:formula="of:=IF([.R29]&lt;[.L29];1;IF([.R29]&gt;[.L29];-1;0))" office:value-type="float" office:value="1" calcext:value-type="float">
            <text:p>1,00</text:p>
          </table:table-cell>
          <table:table-cell table:style-name="ce14"/>
          <table:table-cell office:value-type="float" office:value="6628839" calcext:value-type="float">
            <text:p>6 628 839</text:p>
          </table:table-cell>
          <table:table-cell table:formula="of:=[.V29]/([.F29]+[.V29])*100" office:value-type="float" office:value="3.41033289598314" calcext:value-type="float">
            <text:p>3,41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8</text:p>
          </table:table-cell>
          <table:table-cell table:style-name="ce1"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9397811" calcext:value-type="float">
            <text:p>339397811</text:p>
          </table:table-cell>
          <table:table-cell table:style-name="ce7" office:value-type="float" office:value="1016161" calcext:value-type="float">
            <text:p>1016161</text:p>
          </table:table-cell>
          <table:table-cell office:value-type="float" office:value="439545" calcext:value-type="float">
            <text:p>439545</text:p>
          </table:table-cell>
          <table:table-cell office:value-type="float" office:value="43.2555" calcext:value-type="float">
            <text:p>43,2555</text:p>
          </table:table-cell>
          <table:table-cell office:value-type="float" office:value="269216" calcext:value-type="float">
            <text:p>269216</text:p>
          </table:table-cell>
          <table:table-cell/>
          <table:table-cell office:value-type="float" office:value="16337599" calcext:value-type="float">
            <text:p>16 337 599</text:p>
          </table:table-cell>
          <table:table-cell table:style-name="ce11" table:formula="of:=([.L30]-[.V30])/[.V30]*100" office:value-type="float" office:value="13.4653271160383" calcext:value-type="float">
            <text:p>13,47</text:p>
          </table:table-cell>
          <table:table-cell table:style-name="ce13"/>
          <table:table-cell office:value-type="float" office:value="17152939" calcext:value-type="float">
            <text:p>17 152 939</text:p>
          </table:table-cell>
          <table:table-cell table:formula="of:=([.O30]-[.V30])/[.V30]*100" office:value-type="float" office:value="19.1278984529153" calcext:value-type="float">
            <text:p>19,13</text:p>
          </table:table-cell>
          <table:table-cell table:style-name="ce9"/>
          <table:table-cell office:value-type="float" office:value="15840049" calcext:value-type="float">
            <text:p>15 840 049</text:p>
          </table:table-cell>
          <table:table-cell table:style-name="ce11" table:formula="of:=([.R30]-[.V30])/[.V30]*100" office:value-type="float" office:value="10.0098209852669" calcext:value-type="float">
            <text:p>10,01</text:p>
          </table:table-cell>
          <table:table-cell table:formula="of:=IF([.R30]&lt;[.L30];1;IF([.R30]&gt;[.L30];-1;0))" office:value-type="float" office:value="1" calcext:value-type="float">
            <text:p>1,00</text:p>
          </table:table-cell>
          <table:table-cell table:style-name="ce13"/>
          <table:table-cell office:value-type="float" office:value="14398759" calcext:value-type="float">
            <text:p>14 398 759</text:p>
          </table:table-cell>
          <table:table-cell table:formula="of:=[.V30]/([.F30]+[.V30])*100" office:value-type="float" office:value="4.069784791865" calcext:value-type="float">
            <text:p>4,07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9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93827643" calcext:value-type="float">
            <text:p>293827643</text:p>
          </table:table-cell>
          <table:table-cell table:style-name="ce7" office:value-type="float" office:value="1189585" calcext:value-type="float">
            <text:p>1189585</text:p>
          </table:table-cell>
          <table:table-cell office:value-type="float" office:value="793478" calcext:value-type="float">
            <text:p>793478</text:p>
          </table:table-cell>
          <table:table-cell office:value-type="float" office:value="66.7021" calcext:value-type="float">
            <text:p>66,7021</text:p>
          </table:table-cell>
          <table:table-cell office:value-type="float" office:value="665636" calcext:value-type="float">
            <text:p>665636</text:p>
          </table:table-cell>
          <table:table-cell/>
          <table:table-cell office:value-type="float" office:value="18829567" calcext:value-type="float">
            <text:p>18 829 567</text:p>
          </table:table-cell>
          <table:table-cell table:style-name="ce11" table:formula="of:=([.L31]-[.V31])/[.V31]*100" office:value-type="float" office:value="14.1469724259311" calcext:value-type="float">
            <text:p>14,15</text:p>
          </table:table-cell>
          <table:table-cell table:style-name="ce13"/>
          <table:table-cell office:value-type="float" office:value="19969117" calcext:value-type="float">
            <text:p>19 969 117</text:p>
          </table:table-cell>
          <table:table-cell table:formula="of:=([.O31]-[.V31])/[.V31]*100" office:value-type="float" office:value="21.055053871881" calcext:value-type="float">
            <text:p>21,06</text:p>
          </table:table-cell>
          <table:table-cell table:style-name="ce9"/>
          <table:table-cell office:value-type="float" office:value="17474947" calcext:value-type="float">
            <text:p>17 474 947</text:p>
          </table:table-cell>
          <table:table-cell table:style-name="ce11" table:formula="of:=([.R31]-[.V31])/[.V31]*100" office:value-type="float" office:value="5.93511222821045" calcext:value-type="float">
            <text:p>5,94</text:p>
          </table:table-cell>
          <table:table-cell table:formula="of:=IF([.R31]&lt;[.L31];1;IF([.R31]&gt;[.L31];-1;0))" office:value-type="float" office:value="1" calcext:value-type="float">
            <text:p>1,00</text:p>
          </table:table-cell>
          <table:table-cell table:style-name="ce13"/>
          <table:table-cell office:value-type="float" office:value="16495897" calcext:value-type="float">
            <text:p>16 495 897</text:p>
          </table:table-cell>
          <table:table-cell table:formula="of:=[.V31]/([.F31]+[.V31])*100" office:value-type="float" office:value="5.31570921110271" calcext:value-type="float">
            <text:p>5,32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10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45904837" calcext:value-type="float">
            <text:p>345904837</text:p>
          </table:table-cell>
          <table:table-cell table:style-name="ce7" office:value-type="float" office:value="1616377" calcext:value-type="float">
            <text:p>1616377</text:p>
          </table:table-cell>
          <table:table-cell office:value-type="float" office:value="669947" calcext:value-type="float">
            <text:p>669947</text:p>
          </table:table-cell>
          <table:table-cell office:value-type="float" office:value="41.4475" calcext:value-type="float">
            <text:p>41,4475</text:p>
          </table:table-cell>
          <table:table-cell office:value-type="float" office:value="434590" calcext:value-type="float">
            <text:p>434590</text:p>
          </table:table-cell>
          <table:table-cell/>
          <table:table-cell office:value-type="float" office:value="21951533" calcext:value-type="float">
            <text:p>21 951 533</text:p>
          </table:table-cell>
          <table:table-cell table:style-name="ce11" table:formula="of:=([.L32]-[.V32])/[.V32]*100" office:value-type="float" office:value="0" calcext:value-type="float">
            <text:p>0,00</text:p>
          </table:table-cell>
          <table:table-cell table:style-name="ce13"/>
          <table:table-cell office:value-type="float" office:value="26904563" calcext:value-type="float">
            <text:p>26 904 563</text:p>
          </table:table-cell>
          <table:table-cell table:formula="of:=([.O32]-[.V32])/[.V32]*100" office:value-type="float" office:value="22.5634811017527" calcext:value-type="float">
            <text:p>22,56</text:p>
          </table:table-cell>
          <table:table-cell table:style-name="ce9"/>
          <table:table-cell office:value-type="float" office:value="23065403" calcext:value-type="float">
            <text:p>23 065 403</text:p>
          </table:table-cell>
          <table:table-cell table:style-name="ce11" table:formula="of:=([.R32]-[.V32])/[.V32]*100" office:value-type="float" office:value="5.07422420110705" calcext:value-type="float">
            <text:p>5,07</text:p>
          </table:table-cell>
          <table:table-cell table:formula="of:=IF([.R32]&lt;[.L32];1;IF([.R32]&gt;[.L32];-1;0))" office:value-type="float" office:value="-1" calcext:value-type="float">
            <text:p>-1,00</text:p>
          </table:table-cell>
          <table:table-cell table:style-name="ce13"/>
          <table:table-cell office:value-type="float" office:value="21951533" calcext:value-type="float">
            <text:p>21 951 533</text:p>
          </table:table-cell>
          <table:table-cell table:formula="of:=[.V32]/([.F32]+[.V32])*100" office:value-type="float" office:value="5.96741956650091" calcext:value-type="float">
            <text:p>5,97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11</text:p>
          </table:table-cell>
          <table:table-cell table:style-name="ce1"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36052870" calcext:value-type="float">
            <text:p>336052870</text:p>
          </table:table-cell>
          <table:table-cell table:style-name="ce7" office:value-type="float" office:value="1226470" calcext:value-type="float">
            <text:p>1226470</text:p>
          </table:table-cell>
          <table:table-cell office:value-type="float" office:value="692374" calcext:value-type="float">
            <text:p>692374</text:p>
          </table:table-cell>
          <table:table-cell office:value-type="float" office:value="56.4526" calcext:value-type="float">
            <text:p>56,4526</text:p>
          </table:table-cell>
          <table:table-cell office:value-type="float" office:value="512133" calcext:value-type="float">
            <text:p>512133</text:p>
          </table:table-cell>
          <table:table-cell/>
          <table:table-cell office:value-type="float" office:value="24796070" calcext:value-type="float">
            <text:p>24 796 070</text:p>
          </table:table-cell>
          <table:table-cell table:style-name="ce11" table:formula="of:=([.L33]-[.V33])/[.V33]*100" office:value-type="float" office:value="20.2159090247975" calcext:value-type="float">
            <text:p>20,22</text:p>
          </table:table-cell>
          <table:table-cell table:style-name="ce13"/>
          <table:table-cell office:value-type="float" office:value="27312710" calcext:value-type="float">
            <text:p>27 312 710</text:p>
          </table:table-cell>
          <table:table-cell table:formula="of:=([.O33]-[.V33])/[.V33]*100" office:value-type="float" office:value="32.4170427241364" calcext:value-type="float">
            <text:p>32,42</text:p>
          </table:table-cell>
          <table:table-cell table:style-name="ce9"/>
          <table:table-cell office:value-type="float" office:value="23820230" calcext:value-type="float">
            <text:p>23 820 230</text:p>
          </table:table-cell>
          <table:table-cell table:style-name="ce11" table:formula="of:=([.R33]-[.V33])/[.V33]*100" office:value-type="float" office:value="15.4848571821967" calcext:value-type="float">
            <text:p>15,48</text:p>
          </table:table-cell>
          <table:table-cell table:formula="of:=IF([.R33]&lt;[.L33];1;IF([.R33]&gt;[.L33];-1;0))" office:value-type="float" office:value="1" calcext:value-type="float">
            <text:p>1,00</text:p>
          </table:table-cell>
          <table:table-cell table:style-name="ce13"/>
          <table:table-cell office:value-type="float" office:value="20626280" calcext:value-type="float">
            <text:p>20 626 280</text:p>
          </table:table-cell>
          <table:table-cell table:formula="of:=[.V33]/([.F33]+[.V33])*100" office:value-type="float" office:value="5.78286675854196" calcext:value-type="float">
            <text:p>5,78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12</text:p>
          </table:table-cell>
          <table:table-cell table:style-name="ce1" office:value-type="float" office:value="439" calcext:value-type="float">
            <text:p>43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59876763" calcext:value-type="float">
            <text:p>259876763</text:p>
          </table:table-cell>
          <table:table-cell table:style-name="ce7" office:value-type="float" office:value="591974" calcext:value-type="float">
            <text:p>591974</text:p>
          </table:table-cell>
          <table:table-cell office:value-type="float" office:value="278443" calcext:value-type="float">
            <text:p>278443</text:p>
          </table:table-cell>
          <table:table-cell office:value-type="float" office:value="47.0365" calcext:value-type="float">
            <text:p>47,0365</text:p>
          </table:table-cell>
          <table:table-cell office:value-type="float" office:value="78149" calcext:value-type="float">
            <text:p>78149</text:p>
          </table:table-cell>
          <table:table-cell/>
          <table:table-cell office:value-type="float" office:value="13958707" calcext:value-type="float">
            <text:p>13 958 707</text:p>
          </table:table-cell>
          <table:table-cell table:style-name="ce11" table:formula="of:=([.L34]-[.V34])/[.V34]*100" office:value-type="float" office:value="11.5428808233714" calcext:value-type="float">
            <text:p>11,54</text:p>
          </table:table-cell>
          <table:table-cell table:style-name="ce13"/>
          <table:table-cell office:value-type="float" office:value="13734007" calcext:value-type="float">
            <text:p>13 734 007</text:p>
          </table:table-cell>
          <table:table-cell table:formula="of:=([.O34]-[.V34])/[.V34]*100" office:value-type="float" office:value="9.74732158418028" calcext:value-type="float">
            <text:p>9,75</text:p>
          </table:table-cell>
          <table:table-cell table:style-name="ce9"/>
          <table:table-cell office:value-type="float" office:value="13120897" calcext:value-type="float">
            <text:p>13 120 897</text:p>
          </table:table-cell>
          <table:table-cell table:style-name="ce11" table:formula="of:=([.R34]-[.V34])/[.V34]*100" office:value-type="float" office:value="4.84800994581598" calcext:value-type="float">
            <text:p>4,85</text:p>
          </table:table-cell>
          <table:table-cell table:formula="of:=IF([.R34]&lt;[.L34];1;IF([.R34]&gt;[.L34];-1;0))" office:value-type="float" office:value="1" calcext:value-type="float">
            <text:p>1,00</text:p>
          </table:table-cell>
          <table:table-cell table:style-name="ce13"/>
          <table:table-cell office:value-type="float" office:value="12514207" calcext:value-type="float">
            <text:p>12 514 207</text:p>
          </table:table-cell>
          <table:table-cell table:formula="of:=[.V34]/([.F34]+[.V34])*100" office:value-type="float" office:value="4.59420773016081" calcext:value-type="float">
            <text:p>4,59</text:p>
          </table:table-cell>
          <table:table-cell table:style-name="ce9"/>
        </table:table-row>
        <table:table-row table:style-name="ro1">
          <table:table-cell office:value-type="string" calcext:value-type="string">
            <text:p>instances/B13</text:p>
          </table:table-cell>
          <table:table-cell table:style-name="ce1" office:value-type="float" office:value="656" calcext:value-type="float">
            <text:p>65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84072875" calcext:value-type="float">
            <text:p>484072875</text:p>
          </table:table-cell>
          <table:table-cell table:style-name="ce7" office:value-type="float" office:value="737915" calcext:value-type="float">
            <text:p>737915</text:p>
          </table:table-cell>
          <table:table-cell office:value-type="float" office:value="346137" calcext:value-type="float">
            <text:p>346137</text:p>
          </table:table-cell>
          <table:table-cell office:value-type="float" office:value="46.9075" calcext:value-type="float">
            <text:p>46,9075</text:p>
          </table:table-cell>
          <table:table-cell office:value-type="float" office:value="97710" calcext:value-type="float">
            <text:p>97710</text:p>
          </table:table-cell>
          <table:table-cell/>
          <table:table-cell office:value-type="float" office:value="24471375" calcext:value-type="float">
            <text:p>24 471 375</text:p>
          </table:table-cell>
          <table:table-cell table:style-name="ce11" table:formula="of:=([.L35]-[.V35])/[.V35]*100" office:value-type="float" office:value="8.00455473795361" calcext:value-type="float">
            <text:p>8,00</text:p>
          </table:table-cell>
          <table:table-cell table:style-name="ce13"/>
          <table:table-cell office:value-type="float" office:value="27360375" calcext:value-type="float">
            <text:p>27 360 375</text:p>
          </table:table-cell>
          <table:table-cell table:formula="of:=([.O35]-[.V35])/[.V35]*100" office:value-type="float" office:value="20.7551729046054" calcext:value-type="float">
            <text:p>20,76</text:p>
          </table:table-cell>
          <table:table-cell table:style-name="ce9"/>
          <table:table-cell office:value-type="float" office:value="23078235" calcext:value-type="float">
            <text:p>23 078 235</text:p>
          </table:table-cell>
          <table:table-cell table:style-name="ce11" table:formula="of:=([.R35]-[.V35])/[.V35]*100" office:value-type="float" office:value="1.85592331092376" calcext:value-type="float">
            <text:p>1,86</text:p>
          </table:table-cell>
          <table:table-cell table:formula="of:=IF([.R35]&lt;[.L35];1;IF([.R35]&gt;[.L35];-1;0))" office:value-type="float" office:value="1" calcext:value-type="float">
            <text:p>1,00</text:p>
          </table:table-cell>
          <table:table-cell table:style-name="ce13"/>
          <table:table-cell office:value-type="float" office:value="22657725" calcext:value-type="float">
            <text:p>22 657 725</text:p>
          </table:table-cell>
          <table:table-cell table:formula="of:=[.V35]/([.F35]+[.V35])*100" office:value-type="float" office:value="4.47135519346967" calcext:value-type="float">
            <text:p>4,47</text:p>
          </table:table-cell>
          <table:table-cell/>
        </table:table-row>
        <table:table-row table:style-name="ro1">
          <table:table-cell office:value-type="string" calcext:value-type="string">
            <text:p>instances/B14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76124110" calcext:value-type="float">
            <text:p>176124110</text:p>
          </table:table-cell>
          <table:table-cell table:style-name="ce7" office:value-type="float" office:value="659640" calcext:value-type="float">
            <text:p>659640</text:p>
          </table:table-cell>
          <table:table-cell office:value-type="float" office:value="314891" calcext:value-type="float">
            <text:p>314891</text:p>
          </table:table-cell>
          <table:table-cell office:value-type="float" office:value="47.7368" calcext:value-type="float">
            <text:p>47,7368</text:p>
          </table:table-cell>
          <table:table-cell office:value-type="float" office:value="179084" calcext:value-type="float">
            <text:p>179084</text:p>
          </table:table-cell>
          <table:table-cell/>
          <table:table-cell office:value-type="float" office:value="8656330" calcext:value-type="float">
            <text:p>8 656 330</text:p>
          </table:table-cell>
          <table:table-cell table:style-name="ce11" table:formula="of:=([.L36]-[.V36])/[.V36]*100" office:value-type="float" office:value="7.88102134108346" calcext:value-type="float">
            <text:p>7,88</text:p>
          </table:table-cell>
          <table:table-cell table:style-name="ce13"/>
          <table:table-cell office:value-type="float" office:value="9442780" calcext:value-type="float">
            <text:p>9 442 780</text:p>
          </table:table-cell>
          <table:table-cell table:formula="of:=([.O36]-[.V36])/[.V36]*100" office:value-type="float" office:value="17.6822915368471" calcext:value-type="float">
            <text:p>17,68</text:p>
          </table:table-cell>
          <table:table-cell table:style-name="ce9"/>
          <table:table-cell office:value-type="float" office:value="8377060" calcext:value-type="float">
            <text:p>8 377 060</text:p>
          </table:table-cell>
          <table:table-cell table:style-name="ce11" table:formula="of:=([.R36]-[.V36])/[.V36]*100" office:value-type="float" office:value="4.40057029197553" calcext:value-type="float">
            <text:p>4,40</text:p>
          </table:table-cell>
          <table:table-cell table:formula="of:=IF([.R36]&lt;[.L36];1;IF([.R36]&gt;[.L36];-1;0))" office:value-type="float" office:value="1" calcext:value-type="float">
            <text:p>1,00</text:p>
          </table:table-cell>
          <table:table-cell table:style-name="ce13"/>
          <table:table-cell office:value-type="float" office:value="8023960" calcext:value-type="float">
            <text:p>8 023 960</text:p>
          </table:table-cell>
          <table:table-cell table:formula="of:=[.V36]/([.F36]+[.V36])*100" office:value-type="float" office:value="4.35734135036007" calcext:value-type="float">
            <text:p>4,36</text:p>
          </table:table-cell>
          <table:table-cell/>
        </table:table-row>
        <table:table-row table:style-name="ro1">
          <table:table-cell office:value-type="string" calcext:value-type="string">
            <text:p>instances/B15</text:p>
          </table:table-cell>
          <table:table-cell table:style-name="ce1"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432558079" calcext:value-type="float">
            <text:p>432558079</text:p>
          </table:table-cell>
          <table:table-cell table:style-name="ce7" office:value-type="float" office:value="1003615" calcext:value-type="float">
            <text:p>1003615</text:p>
          </table:table-cell>
          <table:table-cell office:value-type="float" office:value="714414" calcext:value-type="float">
            <text:p>714414</text:p>
          </table:table-cell>
          <table:table-cell office:value-type="float" office:value="71.1841" calcext:value-type="float">
            <text:p>71,1841</text:p>
          </table:table-cell>
          <table:table-cell office:value-type="float" office:value="487510" calcext:value-type="float">
            <text:p>487510</text:p>
          </table:table-cell>
          <table:table-cell/>
          <table:table-cell office:value-type="float" office:value="24517031" calcext:value-type="float">
            <text:p>24 517 031</text:p>
          </table:table-cell>
          <table:table-cell table:style-name="ce11" table:formula="of:=([.L37]-[.V37])/[.V37]*100" office:value-type="float" office:value="8.3868993176413" calcext:value-type="float">
            <text:p>8,39</text:p>
          </table:table-cell>
          <table:table-cell table:style-name="ce13"/>
          <table:table-cell office:value-type="float" office:value="24568391" calcext:value-type="float">
            <text:p>24 568 391</text:p>
          </table:table-cell>
          <table:table-cell table:formula="of:=([.O37]-[.V37])/[.V37]*100" office:value-type="float" office:value="8.61395581355037" calcext:value-type="float">
            <text:p>8,61</text:p>
          </table:table-cell>
          <table:table-cell table:style-name="ce9"/>
          <table:table-cell office:value-type="float" office:value="23088581" calcext:value-type="float">
            <text:p>23 088 581</text:p>
          </table:table-cell>
          <table:table-cell table:style-name="ce11" table:formula="of:=([.R37]-[.V37])/[.V37]*100" office:value-type="float" office:value="2.07189052517027" calcext:value-type="float">
            <text:p>2,07</text:p>
          </table:table-cell>
          <table:table-cell table:formula="of:=IF([.R37]&lt;[.L37];1;IF([.R37]&gt;[.L37];-1;0))" office:value-type="float" office:value="1" calcext:value-type="float">
            <text:p>1,00</text:p>
          </table:table-cell>
          <table:table-cell table:style-name="ce13"/>
          <table:table-cell office:value-type="float" office:value="22619921" calcext:value-type="float">
            <text:p>22 619 921</text:p>
          </table:table-cell>
          <table:table-cell table:formula="of:=[.V37]/([.F37]+[.V37])*100" office:value-type="float" office:value="4.96946710957032" calcext:value-type="float">
            <text:p>4,97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6"/>
          <table:table-cell/>
          <table:table-cell table:style-name="ce7"/>
          <table:table-cell table:number-columns-repeated="5"/>
          <table:table-cell table:style-name="ce11"/>
          <table:table-cell table:style-name="ce13"/>
          <table:table-cell office:value-type="string" calcext:value-type="string">
            <text:p><text:s text:c="11"/></text:p>
          </table:table-cell>
          <table:table-cell/>
          <table:table-cell table:style-name="ce9"/>
          <table:table-cell office:value-type="string" calcext:value-type="string">
            <text:p><text:s text:c="11"/></text:p>
          </table:table-cell>
          <table:table-cell table:style-name="ce11"/>
          <table:table-cell/>
          <table:table-cell table:style-name="ce13"/>
          <table:table-cell office:value-type="string" calcext:value-type="string">
            <text:p><text:s text:c="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s/X1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4983403" calcext:value-type="float">
            <text:p>244983403</text:p>
          </table:table-cell>
          <table:table-cell table:style-name="ce7" office:value-type="float" office:value="816611" calcext:value-type="float">
            <text:p>816611</text:p>
          </table:table-cell>
          <table:table-cell office:value-type="float" office:value="498334" calcext:value-type="float">
            <text:p>498334</text:p>
          </table:table-cell>
          <table:table-cell office:value-type="float" office:value="61.0246" calcext:value-type="float">
            <text:p>61,0246</text:p>
          </table:table-cell>
          <table:table-cell office:value-type="float" office:value="349830" calcext:value-type="float">
            <text:p>349830</text:p>
          </table:table-cell>
          <table:table-cell/>
          <table:table-cell office:value-type="float" office:value="14127797" calcext:value-type="float">
            <text:p>14 127 797</text:p>
          </table:table-cell>
          <table:table-cell table:style-name="ce11" table:formula="of:=([.L39]-[.V39])/[.V39]*100" office:value-type="float" office:value="2.9713281808543" calcext:value-type="float">
            <text:p>2,97</text:p>
          </table:table-cell>
          <table:table-cell table:style-name="ce13"/>
          <table:table-cell office:value-type="float" office:value="15302657" calcext:value-type="float">
            <text:p>15 302 657</text:p>
          </table:table-cell>
          <table:table-cell table:formula="of:=([.O39]-[.V39])/[.V39]*100" office:value-type="float" office:value="11.534368450088" calcext:value-type="float">
            <text:p>11,53</text:p>
          </table:table-cell>
          <table:table-cell table:style-name="ce9"/>
          <table:table-cell office:value-type="float" office:value="14127797" calcext:value-type="float">
            <text:p>14 127 797</text:p>
          </table:table-cell>
          <table:table-cell table:style-name="ce11" table:formula="of:=([.R39]-[.V39])/[.V39]*100" office:value-type="float" office:value="2.9713281808543" calcext:value-type="float">
            <text:p>2,97</text:p>
          </table:table-cell>
          <table:table-cell table:formula="of:=IF([.R39]&lt;[.L39];1;IF([.R39]&gt;[.L39];-1;0))" office:value-type="float" office:value="0" calcext:value-type="float">
            <text:p>0,00</text:p>
          </table:table-cell>
          <table:table-cell table:style-name="ce13"/>
          <table:table-cell office:value-type="float" office:value="13720127" calcext:value-type="float">
            <text:p>13 720 127</text:p>
          </table:table-cell>
          <table:table-cell table:formula="of:=[.V39]/([.F39]+[.V39])*100" office:value-type="float" office:value="5.30341700401228" calcext:value-type="float">
            <text:p>5,30</text:p>
          </table:table-cell>
          <table:table-cell/>
        </table:table-row>
        <table:table-row table:style-name="ro1">
          <table:table-cell office:value-type="string" calcext:value-type="string">
            <text:p>instances/X2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7062803" calcext:value-type="float">
            <text:p>147062803</text:p>
          </table:table-cell>
          <table:table-cell table:style-name="ce7" office:value-type="float" office:value="595395" calcext:value-type="float">
            <text:p>595395</text:p>
          </table:table-cell>
          <table:table-cell office:value-type="float" office:value="296843" calcext:value-type="float">
            <text:p>296843</text:p>
          </table:table-cell>
          <table:table-cell office:value-type="float" office:value="49.8565" calcext:value-type="float">
            <text:p>49,8565</text:p>
          </table:table-cell>
          <table:table-cell office:value-type="float" office:value="296843" calcext:value-type="float">
            <text:p>296843</text:p>
          </table:table-cell>
          <table:table-cell/>
          <table:table-cell office:value-type="float" office:value="5434667" calcext:value-type="float">
            <text:p>5 434 667</text:p>
          </table:table-cell>
          <table:table-cell table:style-name="ce11" table:formula="of:=([.L40]-[.V40])/[.V40]*100" office:value-type="float" office:value="13.319565952171" calcext:value-type="float">
            <text:p>13,32</text:p>
          </table:table-cell>
          <table:table-cell table:style-name="ce13"/>
          <table:table-cell office:value-type="float" office:value="6083087" calcext:value-type="float">
            <text:p>6 083 087</text:p>
          </table:table-cell>
          <table:table-cell table:formula="of:=([.O40]-[.V40])/[.V40]*100" office:value-type="float" office:value="26.8399293810079" calcext:value-type="float">
            <text:p>26,84</text:p>
          </table:table-cell>
          <table:table-cell table:style-name="ce9"/>
          <table:table-cell office:value-type="float" office:value="4879337" calcext:value-type="float">
            <text:p>4 879 337</text:p>
          </table:table-cell>
          <table:table-cell table:style-name="ce11" table:formula="of:=([.R40]-[.V40])/[.V40]*100" office:value-type="float" office:value="1.74024479777109" calcext:value-type="float">
            <text:p>1,74</text:p>
          </table:table-cell>
          <table:table-cell table:formula="of:=IF([.R40]&lt;[.L40];1;IF([.R40]&gt;[.L40];-1;0))" office:value-type="float" office:value="1" calcext:value-type="float">
            <text:p>1,00</text:p>
          </table:table-cell>
          <table:table-cell table:style-name="ce13"/>
          <table:table-cell office:value-type="float" office:value="4795877" calcext:value-type="float">
            <text:p>4 795 877</text:p>
          </table:table-cell>
          <table:table-cell table:formula="of:=[.V40]/([.F40]+[.V40])*100" office:value-type="float" office:value="3.15811845592231" calcext:value-type="float">
            <text:p>3,16</text:p>
          </table:table-cell>
          <table:table-cell/>
        </table:table-row>
        <table:table-row table:style-name="ro1">
          <table:table-cell office:value-type="string" calcext:value-type="string">
            <text:p>instances/X3</text:p>
          </table:table-cell>
          <table:table-cell table:style-name="ce1"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6830774" calcext:value-type="float">
            <text:p>156830774</text:p>
          </table:table-cell>
          <table:table-cell table:style-name="ce7" office:value-type="float" office:value="607871" calcext:value-type="float">
            <text:p>607871</text:p>
          </table:table-cell>
          <table:table-cell office:value-type="float" office:value="309953" calcext:value-type="float">
            <text:p>309953</text:p>
          </table:table-cell>
          <table:table-cell office:value-type="float" office:value="50.9899" calcext:value-type="float">
            <text:p>50,9899</text:p>
          </table:table-cell>
          <table:table-cell office:value-type="float" office:value="78590" calcext:value-type="float">
            <text:p>78590</text:p>
          </table:table-cell>
          <table:table-cell/>
          <table:table-cell office:value-type="float" office:value="7473076" calcext:value-type="float">
            <text:p>7 473 076</text:p>
          </table:table-cell>
          <table:table-cell table:style-name="ce11" table:formula="of:=([.L41]-[.V41])/[.V41]*100" office:value-type="float" office:value="9.2955081801876" calcext:value-type="float">
            <text:p>9,30</text:p>
          </table:table-cell>
          <table:table-cell table:style-name="ce13"/>
          <table:table-cell office:value-type="float" office:value="7649626" calcext:value-type="float">
            <text:p>7 649 626</text:p>
          </table:table-cell>
          <table:table-cell table:formula="of:=([.O41]-[.V41])/[.V41]*100" office:value-type="float" office:value="11.8775937857953" calcext:value-type="float">
            <text:p>11,88</text:p>
          </table:table-cell>
          <table:table-cell table:style-name="ce9"/>
          <table:table-cell office:value-type="float" office:value="7180966" calcext:value-type="float">
            <text:p>7 180 966</text:p>
          </table:table-cell>
          <table:table-cell table:style-name="ce11" table:formula="of:=([.R41]-[.V41])/[.V41]*100" office:value-type="float" office:value="5.02333017818219" calcext:value-type="float">
            <text:p>5,02</text:p>
          </table:table-cell>
          <table:table-cell table:formula="of:=IF([.R41]&lt;[.L41];1;IF([.R41]&gt;[.L41];-1;0))" office:value-type="float" office:value="1" calcext:value-type="float">
            <text:p>1,00</text:p>
          </table:table-cell>
          <table:table-cell table:style-name="ce13"/>
          <table:table-cell office:value-type="float" office:value="6837496" calcext:value-type="float">
            <text:p>6 837 496</text:p>
          </table:table-cell>
          <table:table-cell table:formula="of:=[.V41]/([.F41]+[.V41])*100" office:value-type="float" office:value="4.17765520464046" calcext:value-type="float">
            <text:p>4,18</text:p>
          </table:table-cell>
          <table:table-cell/>
        </table:table-row>
        <table:table-row table:style-name="ro1">
          <table:table-cell office:value-type="string" calcext:value-type="string">
            <text:p>instances/X4</text:p>
          </table:table-cell>
          <table:table-cell table:style-name="ce1" office:value-type="float" office:value="371" calcext:value-type="float">
            <text:p>37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41257058" calcext:value-type="float">
            <text:p>241257058</text:p>
          </table:table-cell>
          <table:table-cell table:style-name="ce7" office:value-type="float" office:value="650288" calcext:value-type="float">
            <text:p>650288</text:p>
          </table:table-cell>
          <table:table-cell office:value-type="float" office:value="329372" calcext:value-type="float">
            <text:p>329372</text:p>
          </table:table-cell>
          <table:table-cell office:value-type="float" office:value="50.6502" calcext:value-type="float">
            <text:p>50,6502</text:p>
          </table:table-cell>
          <table:table-cell office:value-type="float" office:value="240486" calcext:value-type="float">
            <text:p>240486</text:p>
          </table:table-cell>
          <table:table-cell/>
          <table:table-cell office:value-type="float" office:value="13295942" calcext:value-type="float">
            <text:p>13 295 942</text:p>
          </table:table-cell>
          <table:table-cell table:style-name="ce11" table:formula="of:=([.L42]-[.V42])/[.V42]*100" office:value-type="float" office:value="16.5773627798842" calcext:value-type="float">
            <text:p>16,58</text:p>
          </table:table-cell>
          <table:table-cell table:style-name="ce13"/>
          <table:table-cell office:value-type="float" office:value="15488372" calcext:value-type="float">
            <text:p>15 488 372</text:p>
          </table:table-cell>
          <table:table-cell table:formula="of:=([.O42]-[.V42])/[.V42]*100" office:value-type="float" office:value="35.8003488217533" calcext:value-type="float">
            <text:p>35,80</text:p>
          </table:table-cell>
          <table:table-cell table:style-name="ce9"/>
          <table:table-cell office:value-type="float" office:value="13366562" calcext:value-type="float">
            <text:p>13 366 562</text:p>
          </table:table-cell>
          <table:table-cell table:style-name="ce11" table:formula="of:=([.R42]-[.V42])/[.V42]*100" office:value-type="float" office:value="17.196551202902" calcext:value-type="float">
            <text:p>17,20</text:p>
          </table:table-cell>
          <table:table-cell table:formula="of:=IF([.R42]&lt;[.L42];1;IF([.R42]&gt;[.L42];-1;0))" office:value-type="float" office:value="-1" calcext:value-type="float">
            <text:p>-1,00</text:p>
          </table:table-cell>
          <table:table-cell table:style-name="ce13"/>
          <table:table-cell office:value-type="float" office:value="11405252" calcext:value-type="float">
            <text:p>11 405 252</text:p>
          </table:table-cell>
          <table:table-cell table:formula="of:=[.V42]/([.F42]+[.V42])*100" office:value-type="float" office:value="4.51402981315258" calcext:value-type="float">
            <text:p>4,51</text:p>
          </table:table-cell>
          <table:table-cell/>
        </table:table-row>
        <table:table-row table:style-name="ro1">
          <table:table-cell office:value-type="string" calcext:value-type="string">
            <text:p>instances/X5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8796003" calcext:value-type="float">
            <text:p>78796003</text:p>
          </table:table-cell>
          <table:table-cell table:style-name="ce7" office:value-type="float" office:value="635451" calcext:value-type="float">
            <text:p>635451</text:p>
          </table:table-cell>
          <table:table-cell office:value-type="float" office:value="356359" calcext:value-type="float">
            <text:p>356359</text:p>
          </table:table-cell>
          <table:table-cell office:value-type="float" office:value="56.0797" calcext:value-type="float">
            <text:p>56,0797</text:p>
          </table:table-cell>
          <table:table-cell office:value-type="float" office:value="271716" calcext:value-type="float">
            <text:p>271716</text:p>
          </table:table-cell>
          <table:table-cell/>
          <table:table-cell office:value-type="float" office:value="4760297" calcext:value-type="float">
            <text:p>4 760 297</text:p>
          </table:table-cell>
          <table:table-cell table:style-name="ce11" table:formula="of:=([.L43]-[.V43])/[.V43]*100" office:value-type="float" office:value="5.25210618213625" calcext:value-type="float">
            <text:p>5,25</text:p>
          </table:table-cell>
          <table:table-cell table:style-name="ce13"/>
          <table:table-cell office:value-type="float" office:value="4988207" calcext:value-type="float">
            <text:p>4 988 207</text:p>
          </table:table-cell>
          <table:table-cell table:formula="of:=([.O43]-[.V43])/[.V43]*100" office:value-type="float" office:value="10.2912891406724" calcext:value-type="float">
            <text:p>10,29</text:p>
          </table:table-cell>
          <table:table-cell table:style-name="ce9"/>
          <table:table-cell office:value-type="float" office:value="4715357" calcext:value-type="float">
            <text:p>4 715 357</text:p>
          </table:table-cell>
          <table:table-cell table:style-name="ce11" table:formula="of:=([.R43]-[.V43])/[.V43]*100" office:value-type="float" office:value="4.25846447200237" calcext:value-type="float">
            <text:p>4,26</text:p>
          </table:table-cell>
          <table:table-cell table:formula="of:=IF([.R43]&lt;[.L43];1;IF([.R43]&gt;[.L43];-1;0))" office:value-type="float" office:value="1" calcext:value-type="float">
            <text:p>1,00</text:p>
          </table:table-cell>
          <table:table-cell table:style-name="ce13"/>
          <table:table-cell office:value-type="float" office:value="4522757" calcext:value-type="float">
            <text:p>4 522 757</text:p>
          </table:table-cell>
          <table:table-cell table:formula="of:=[.V43]/([.F43]+[.V43])*100" office:value-type="float" office:value="5.42825769370548" calcext:value-type="float">
            <text:p>5,43</text:p>
          </table:table-cell>
          <table:table-cell/>
        </table:table-row>
        <table:table-row table:style-name="ro1">
          <table:table-cell office:value-type="string" calcext:value-type="string">
            <text:p>instances/X6</text:p>
          </table:table-cell>
          <table:table-cell table:style-name="ce1"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48147317" calcext:value-type="float">
            <text:p>248147317</text:p>
          </table:table-cell>
          <table:table-cell table:style-name="ce7" office:value-type="float" office:value="602299" calcext:value-type="float">
            <text:p>602299</text:p>
          </table:table-cell>
          <table:table-cell office:value-type="float" office:value="305787" calcext:value-type="float">
            <text:p>305787</text:p>
          </table:table-cell>
          <table:table-cell office:value-type="float" office:value="50.77" calcext:value-type="float">
            <text:p>50,77</text:p>
          </table:table-cell>
          <table:table-cell office:value-type="float" office:value="138513" calcext:value-type="float">
            <text:p>138513</text:p>
          </table:table-cell>
          <table:table-cell/>
          <table:table-cell office:value-type="float" office:value="10363613" calcext:value-type="float">
            <text:p>10 363 613</text:p>
          </table:table-cell>
          <table:table-cell table:style-name="ce11" table:formula="of:=([.L44]-[.V44])/[.V44]*100" office:value-type="float" office:value="10.6596657897774" calcext:value-type="float">
            <text:p>10,66</text:p>
          </table:table-cell>
          <table:table-cell table:style-name="ce13"/>
          <table:table-cell office:value-type="float" office:value="11031293" calcext:value-type="float">
            <text:p>11 031 293</text:p>
          </table:table-cell>
          <table:table-cell table:formula="of:=([.O44]-[.V44])/[.V44]*100" office:value-type="float" office:value="17.7889599514292" calcext:value-type="float">
            <text:p>17,79</text:p>
          </table:table-cell>
          <table:table-cell table:style-name="ce9"/>
          <table:table-cell office:value-type="float" office:value="9496913" calcext:value-type="float">
            <text:p>9 496 913</text:p>
          </table:table-cell>
          <table:table-cell table:style-name="ce11" table:formula="of:=([.R44]-[.V44])/[.V44]*100" office:value-type="float" office:value="1.40529356071021" calcext:value-type="float">
            <text:p>1,41</text:p>
          </table:table-cell>
          <table:table-cell table:formula="of:=IF([.R44]&lt;[.L44];1;IF([.R44]&gt;[.L44];-1;0))" office:value-type="float" office:value="1" calcext:value-type="float">
            <text:p>1,00</text:p>
          </table:table-cell>
          <table:table-cell table:style-name="ce13"/>
          <table:table-cell office:value-type="float" office:value="9365303" calcext:value-type="float">
            <text:p>9 365 303</text:p>
          </table:table-cell>
          <table:table-cell table:formula="of:=[.V44]/([.F44]+[.V44])*100" office:value-type="float" office:value="3.6368326336783" calcext:value-type="float">
            <text:p>3,64</text:p>
          </table:table-cell>
          <table:table-cell/>
        </table:table-row>
        <table:table-row table:style-name="ro1">
          <table:table-cell office:value-type="string" calcext:value-type="string">
            <text:p>instances/X7</text:p>
          </table:table-cell>
          <table:table-cell table:style-name="ce1"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69443070" calcext:value-type="float">
            <text:p>369443070</text:p>
          </table:table-cell>
          <table:table-cell table:style-name="ce7" office:value-type="float" office:value="1718339" calcext:value-type="float">
            <text:p>1718339</text:p>
          </table:table-cell>
          <table:table-cell office:value-type="float" office:value="720182" calcext:value-type="float">
            <text:p>720182</text:p>
          </table:table-cell>
          <table:table-cell office:value-type="float" office:value="41.9115" calcext:value-type="float">
            <text:p>41,9115</text:p>
          </table:table-cell>
          <table:table-cell office:value-type="float" office:value="415083" calcext:value-type="float">
            <text:p>415083</text:p>
          </table:table-cell>
          <table:table-cell/>
          <table:table-cell office:value-type="float" office:value="22443360" calcext:value-type="float">
            <text:p>22 443 360</text:p>
          </table:table-cell>
          <table:table-cell table:style-name="ce11" table:formula="of:=([.L45]-[.V45])/[.V45]*100" office:value-type="float" office:value="9.11403334772412" calcext:value-type="float">
            <text:p>9,11</text:p>
          </table:table-cell>
          <table:table-cell table:style-name="ce13"/>
          <table:table-cell office:value-type="float" office:value="22876710" calcext:value-type="float">
            <text:p>22 876 710</text:p>
          </table:table-cell>
          <table:table-cell table:formula="of:=([.O45]-[.V45])/[.V45]*100" office:value-type="float" office:value="11.220873248311" calcext:value-type="float">
            <text:p>11,22</text:p>
          </table:table-cell>
          <table:table-cell table:style-name="ce9"/>
          <table:table-cell office:value-type="float" office:value="21191460" calcext:value-type="float">
            <text:p>21 191 460</text:p>
          </table:table-cell>
          <table:table-cell table:style-name="ce11" table:formula="of:=([.R45]-[.V45])/[.V45]*100" office:value-type="float" office:value="3.02760696825082" calcext:value-type="float">
            <text:p>3,03</text:p>
          </table:table-cell>
          <table:table-cell table:formula="of:=IF([.R45]&lt;[.L45];1;IF([.R45]&gt;[.L45];-1;0))" office:value-type="float" office:value="1" calcext:value-type="float">
            <text:p>1,00</text:p>
          </table:table-cell>
          <table:table-cell table:style-name="ce13"/>
          <table:table-cell office:value-type="float" office:value="20568720" calcext:value-type="float">
            <text:p>20 568 720</text:p>
          </table:table-cell>
          <table:table-cell table:formula="of:=[.V45]/([.F45]+[.V45])*100" office:value-type="float" office:value="5.27387133604346" calcext:value-type="float">
            <text:p>5,27</text:p>
          </table:table-cell>
          <table:table-cell/>
        </table:table-row>
        <table:table-row table:style-name="ro1">
          <table:table-cell office:value-type="string" calcext:value-type="string">
            <text:p>instances/X8</text:p>
          </table:table-cell>
          <table:table-cell table:style-name="ce1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134427339" calcext:value-type="float">
            <text:p>134427339</text:p>
          </table:table-cell>
          <table:table-cell table:style-name="ce7" office:value-type="float" office:value="777036" calcext:value-type="float">
            <text:p>777036</text:p>
          </table:table-cell>
          <table:table-cell office:value-type="float" office:value="425438" calcext:value-type="float">
            <text:p>425438</text:p>
          </table:table-cell>
          <table:table-cell office:value-type="float" office:value="54.7514" calcext:value-type="float">
            <text:p>54,7514</text:p>
          </table:table-cell>
          <table:table-cell office:value-type="float" office:value="96316" calcext:value-type="float">
            <text:p>96316</text:p>
          </table:table-cell>
          <table:table-cell/>
          <table:table-cell office:value-type="float" office:value="24788661" calcext:value-type="float">
            <text:p>24 788 661</text:p>
          </table:table-cell>
          <table:table-cell table:style-name="ce11" table:formula="of:=([.L46]-[.V46])/[.V46]*100" office:value-type="float" office:value="11.3316501090629" calcext:value-type="float">
            <text:p>11,33</text:p>
          </table:table-cell>
          <table:table-cell table:style-name="ce13"/>
          <table:table-cell office:value-type="float" office:value="22265601" calcext:value-type="float">
            <text:p>22 265 601</text:p>
          </table:table-cell>
          <table:table-cell table:formula="of:=([.O46]-[.V46])/[.V46]*100" office:value-type="float" office:value="0" calcext:value-type="float">
            <text:p>0,00</text:p>
          </table:table-cell>
          <table:table-cell table:style-name="ce9"/>
          <table:table-cell office:value-type="float" office:value="22265601" calcext:value-type="float">
            <text:p>22 265 601</text:p>
          </table:table-cell>
          <table:table-cell table:style-name="ce11" table:formula="of:=([.R46]-[.V46])/[.V46]*100" office:value-type="float" office:value="0" calcext:value-type="float">
            <text:p>0,00</text:p>
          </table:table-cell>
          <table:table-cell table:formula="of:=IF([.R46]&lt;[.L46];1;IF([.R46]&gt;[.L46];-1;0))" office:value-type="float" office:value="1" calcext:value-type="float">
            <text:p>1,00</text:p>
          </table:table-cell>
          <table:table-cell table:style-name="ce13"/>
          <table:table-cell office:value-type="float" office:value="22265601" calcext:value-type="float">
            <text:p>22 265 601</text:p>
          </table:table-cell>
          <table:table-cell table:formula="of:=[.V46]/([.F46]+[.V46])*100" office:value-type="float" office:value="14.2097027472967" calcext:value-type="float">
            <text:p>14,21</text:p>
          </table:table-cell>
          <table:table-cell/>
        </table:table-row>
        <table:table-row table:style-name="ro1">
          <table:table-cell office:value-type="string" calcext:value-type="string">
            <text:p>instances/X9</text:p>
          </table:table-cell>
          <table:table-cell table:style-name="ce1"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61189695" calcext:value-type="float">
            <text:p>361189695</text:p>
          </table:table-cell>
          <table:table-cell table:style-name="ce7" office:value-type="float" office:value="1550170" calcext:value-type="float">
            <text:p>1550170</text:p>
          </table:table-cell>
          <table:table-cell office:value-type="float" office:value="516927" calcext:value-type="float">
            <text:p>516927</text:p>
          </table:table-cell>
          <table:table-cell office:value-type="float" office:value="33.3465" calcext:value-type="float">
            <text:p>33,3465</text:p>
          </table:table-cell>
          <table:table-cell office:value-type="float" office:value="211933" calcext:value-type="float">
            <text:p>211933</text:p>
          </table:table-cell>
          <table:table-cell/>
          <table:table-cell office:value-type="float" office:value="20890185" calcext:value-type="float">
            <text:p>20 890 185</text:p>
          </table:table-cell>
          <table:table-cell table:style-name="ce11" table:formula="of:=([.L47]-[.V47])/[.V47]*100" office:value-type="float" office:value="4.24485897502113" calcext:value-type="float">
            <text:p>4,24</text:p>
          </table:table-cell>
          <table:table-cell table:style-name="ce13"/>
          <table:table-cell office:value-type="float" office:value="22312215" calcext:value-type="float">
            <text:p>22 312 215</text:p>
          </table:table-cell>
          <table:table-cell table:formula="of:=([.O47]-[.V47])/[.V47]*100" office:value-type="float" office:value="11.3409817143961" calcext:value-type="float">
            <text:p>11,34</text:p>
          </table:table-cell>
          <table:table-cell table:style-name="ce9"/>
          <table:table-cell office:value-type="float" office:value="20479305" calcext:value-type="float">
            <text:p>20 479 305</text:p>
          </table:table-cell>
          <table:table-cell table:style-name="ce11" table:formula="of:=([.R47]-[.V47])/[.V47]*100" office:value-type="float" office:value="2.19451199840715" calcext:value-type="float">
            <text:p>2,19</text:p>
          </table:table-cell>
          <table:table-cell table:formula="of:=IF([.R47]&lt;[.L47];1;IF([.R47]&gt;[.L47];-1;0))" office:value-type="float" office:value="1" calcext:value-type="float">
            <text:p>1,00</text:p>
          </table:table-cell>
          <table:table-cell table:style-name="ce13"/>
          <table:table-cell office:value-type="float" office:value="20039535" calcext:value-type="float">
            <text:p>20 039 535</text:p>
          </table:table-cell>
          <table:table-cell table:formula="of:=[.V47]/([.F47]+[.V47])*100" office:value-type="float" office:value="5.25655784578743" calcext:value-type="float">
            <text:p>5,26</text:p>
          </table:table-cell>
          <table:table-cell/>
        </table:table-row>
        <table:table-row table:style-name="ro1">
          <table:table-cell office:value-type="string" calcext:value-type="string">
            <text:p>instances/X10</text:p>
          </table:table-cell>
          <table:table-cell table:style-name="ce1"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3756718" calcext:value-type="float">
            <text:p>333756718</text:p>
          </table:table-cell>
          <table:table-cell table:style-name="ce7" office:value-type="float" office:value="890017" calcext:value-type="float">
            <text:p>890017</text:p>
          </table:table-cell>
          <table:table-cell office:value-type="float" office:value="367293" calcext:value-type="float">
            <text:p>367293</text:p>
          </table:table-cell>
          <table:table-cell office:value-type="float" office:value="41.2681" calcext:value-type="float">
            <text:p>41,2681</text:p>
          </table:table-cell>
          <table:table-cell office:value-type="float" office:value="136998" calcext:value-type="float">
            <text:p>136998</text:p>
          </table:table-cell>
          <table:table-cell/>
          <table:table-cell office:value-type="float" office:value="17824952" calcext:value-type="float">
            <text:p>17 824 952</text:p>
          </table:table-cell>
          <table:table-cell table:style-name="ce11" table:formula="of:=([.L48]-[.V48])/[.V48]*100" office:value-type="float" office:value="5.69096223327117" calcext:value-type="float">
            <text:p>5,69</text:p>
          </table:table-cell>
          <table:table-cell table:style-name="ce13"/>
          <table:table-cell office:value-type="float" office:value="18778322" calcext:value-type="float">
            <text:p>18 778 322</text:p>
          </table:table-cell>
          <table:table-cell table:formula="of:=([.O48]-[.V48])/[.V48]*100" office:value-type="float" office:value="11.3438578295305" calcext:value-type="float">
            <text:p>11,34</text:p>
          </table:table-cell>
          <table:table-cell table:style-name="ce9"/>
          <table:table-cell office:value-type="float" office:value="17186162" calcext:value-type="float">
            <text:p>17 186 162</text:p>
          </table:table-cell>
          <table:table-cell table:style-name="ce11" table:formula="of:=([.R48]-[.V48])/[.V48]*100" office:value-type="float" office:value="1.90333185059236" calcext:value-type="float">
            <text:p>1,90</text:p>
          </table:table-cell>
          <table:table-cell table:formula="of:=IF([.R48]&lt;[.L48];1;IF([.R48]&gt;[.L48];-1;0))" office:value-type="float" office:value="1" calcext:value-type="float">
            <text:p>1,00</text:p>
          </table:table-cell>
          <table:table-cell table:style-name="ce13"/>
          <table:table-cell office:value-type="float" office:value="16865162" calcext:value-type="float">
            <text:p>16 865 162</text:p>
          </table:table-cell>
          <table:table-cell table:formula="of:=[.V48]/([.F48]+[.V48])*100" office:value-type="float" office:value="4.81007117981342" calcext:value-type="float">
            <text:p>4,81</text:p>
          </table:table-cell>
          <table:table-cell/>
        </table:table-row>
        <table:table-row table:style-name="ro1">
          <table:table-cell office:value-type="string" calcext:value-type="string">
            <text:p>instances/X11</text:p>
          </table:table-cell>
          <table:table-cell table:style-name="ce1"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23408308" calcext:value-type="float">
            <text:p>223408308</text:p>
          </table:table-cell>
          <table:table-cell table:style-name="ce7" office:value-type="float" office:value="617150" calcext:value-type="float">
            <text:p>617150</text:p>
          </table:table-cell>
          <table:table-cell office:value-type="float" office:value="301589" calcext:value-type="float">
            <text:p>301589</text:p>
          </table:table-cell>
          <table:table-cell office:value-type="float" office:value="48.8681" calcext:value-type="float">
            <text:p>48,8681</text:p>
          </table:table-cell>
          <table:table-cell office:value-type="float" office:value="131870" calcext:value-type="float">
            <text:p>131870</text:p>
          </table:table-cell>
          <table:table-cell/>
          <table:table-cell office:value-type="float" office:value="12417552" calcext:value-type="float">
            <text:p>12 417 552</text:p>
          </table:table-cell>
          <table:table-cell table:style-name="ce11" table:formula="of:=([.L49]-[.V49])/[.V49]*100" office:value-type="float" office:value="12.7682042128045" calcext:value-type="float">
            <text:p>12,77</text:p>
          </table:table-cell>
          <table:table-cell table:style-name="ce13"/>
          <table:table-cell office:value-type="float" office:value="12802752" calcext:value-type="float">
            <text:p>12 802 752</text:p>
          </table:table-cell>
          <table:table-cell table:formula="of:=([.O49]-[.V49])/[.V49]*100" office:value-type="float" office:value="16.2663423532989" calcext:value-type="float">
            <text:p>16,27</text:p>
          </table:table-cell>
          <table:table-cell table:style-name="ce9"/>
          <table:table-cell office:value-type="float" office:value="11676042" calcext:value-type="float">
            <text:p>11 676 042</text:p>
          </table:table-cell>
          <table:table-cell table:style-name="ce11" table:formula="of:=([.R49]-[.V49])/[.V49]*100" office:value-type="float" office:value="6.03428829235281" calcext:value-type="float">
            <text:p>6,03</text:p>
          </table:table-cell>
          <table:table-cell table:formula="of:=IF([.R49]&lt;[.L49];1;IF([.R49]&gt;[.L49];-1;0))" office:value-type="float" office:value="1" calcext:value-type="float">
            <text:p>1,00</text:p>
          </table:table-cell>
          <table:table-cell table:style-name="ce13"/>
          <table:table-cell office:value-type="float" office:value="11011572" calcext:value-type="float">
            <text:p>11 011 572</text:p>
          </table:table-cell>
          <table:table-cell table:formula="of:=[.V49]/([.F49]+[.V49])*100" office:value-type="float" office:value="4.69737122977795" calcext:value-type="float">
            <text:p>4,70</text:p>
          </table:table-cell>
          <table:table-cell/>
        </table:table-row>
        <table:table-row table:style-name="ro1">
          <table:table-cell office:value-type="string" calcext:value-type="string">
            <text:p>instances/X12</text:p>
          </table:table-cell>
          <table:table-cell table:style-name="ce1"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42393345" calcext:value-type="float">
            <text:p>242393345</text:p>
          </table:table-cell>
          <table:table-cell table:style-name="ce7" office:value-type="float" office:value="802626" calcext:value-type="float">
            <text:p>802626</text:p>
          </table:table-cell>
          <table:table-cell office:value-type="float" office:value="416100" calcext:value-type="float">
            <text:p>416100</text:p>
          </table:table-cell>
          <table:table-cell office:value-type="float" office:value="51.8423" calcext:value-type="float">
            <text:p>51,8423</text:p>
          </table:table-cell>
          <table:table-cell office:value-type="float" office:value="156704" calcext:value-type="float">
            <text:p>156704</text:p>
          </table:table-cell>
          <table:table-cell/>
          <table:table-cell office:value-type="float" office:value="10583545" calcext:value-type="float">
            <text:p>10 583 545</text:p>
          </table:table-cell>
          <table:table-cell table:style-name="ce11" table:formula="of:=([.L50]-[.V50])/[.V50]*100" office:value-type="float" office:value="3.28941750325355" calcext:value-type="float">
            <text:p>3,29</text:p>
          </table:table-cell>
          <table:table-cell table:style-name="ce13"/>
          <table:table-cell office:value-type="float" office:value="12358675" calcext:value-type="float">
            <text:p>12 358 675</text:p>
          </table:table-cell>
          <table:table-cell table:formula="of:=([.O50]-[.V50])/[.V50]*100" office:value-type="float" office:value="20.6136830203889" calcext:value-type="float">
            <text:p>20,61</text:p>
          </table:table-cell>
          <table:table-cell table:style-name="ce9"/>
          <table:table-cell office:value-type="float" office:value="10503295" calcext:value-type="float">
            <text:p>10 503 295</text:p>
          </table:table-cell>
          <table:table-cell table:style-name="ce11" table:formula="of:=([.R50]-[.V50])/[.V50]*100" office:value-type="float" office:value="2.50622285962175" calcext:value-type="float">
            <text:p>2,51</text:p>
          </table:table-cell>
          <table:table-cell table:formula="of:=IF([.R50]&lt;[.L50];1;IF([.R50]&gt;[.L50];-1;0))" office:value-type="float" office:value="1" calcext:value-type="float">
            <text:p>1,00</text:p>
          </table:table-cell>
          <table:table-cell table:style-name="ce13"/>
          <table:table-cell office:value-type="float" office:value="10246495" calcext:value-type="float">
            <text:p>10 246 495</text:p>
          </table:table-cell>
          <table:table-cell table:formula="of:=[.V50]/([.F50]+[.V50])*100" office:value-type="float" office:value="4.05577164710047" calcext:value-type="float">
            <text:p>4,06</text:p>
          </table:table-cell>
          <table:table-cell/>
        </table:table-row>
        <table:table-row table:style-name="ro1">
          <table:table-cell office:value-type="string" calcext:value-type="string">
            <text:p>instances/X13</text:p>
          </table:table-cell>
          <table:table-cell table:style-name="ce1" office:value-type="float" office:value="344" calcext:value-type="float">
            <text:p>3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59467828" calcext:value-type="float">
            <text:p>259467828</text:p>
          </table:table-cell>
          <table:table-cell table:style-name="ce7" office:value-type="float" office:value="754266" calcext:value-type="float">
            <text:p>754266</text:p>
          </table:table-cell>
          <table:table-cell office:value-type="float" office:value="340407" calcext:value-type="float">
            <text:p>340407</text:p>
          </table:table-cell>
          <table:table-cell office:value-type="float" office:value="45.1309" calcext:value-type="float">
            <text:p>45,1309</text:p>
          </table:table-cell>
          <table:table-cell office:value-type="float" office:value="211463" calcext:value-type="float">
            <text:p>211463</text:p>
          </table:table-cell>
          <table:table-cell/>
          <table:table-cell office:value-type="float" office:value="13533042" calcext:value-type="float">
            <text:p>13 533 042</text:p>
          </table:table-cell>
          <table:table-cell table:style-name="ce11" table:formula="of:=([.L51]-[.V51])/[.V51]*100" office:value-type="float" office:value="11.5642089476642" calcext:value-type="float">
            <text:p>11,56</text:p>
          </table:table-cell>
          <table:table-cell table:style-name="ce13"/>
          <table:table-cell office:value-type="float" office:value="14345172" calcext:value-type="float">
            <text:p>14 345 172</text:p>
          </table:table-cell>
          <table:table-cell table:formula="of:=([.O51]-[.V51])/[.V51]*100" office:value-type="float" office:value="18.2592772857855" calcext:value-type="float">
            <text:p>18,26</text:p>
          </table:table-cell>
          <table:table-cell table:style-name="ce9"/>
          <table:table-cell office:value-type="float" office:value="13125372" calcext:value-type="float">
            <text:p>13 125 372</text:p>
          </table:table-cell>
          <table:table-cell table:style-name="ce11" table:formula="of:=([.R51]-[.V51])/[.V51]*100" office:value-type="float" office:value="8.20344341825146" calcext:value-type="float">
            <text:p>8,20</text:p>
          </table:table-cell>
          <table:table-cell table:formula="of:=IF([.R51]&lt;[.L51];1;IF([.R51]&gt;[.L51];-1;0))" office:value-type="float" office:value="1" calcext:value-type="float">
            <text:p>1,00</text:p>
          </table:table-cell>
          <table:table-cell table:style-name="ce13"/>
          <table:table-cell office:value-type="float" office:value="12130272" calcext:value-type="float">
            <text:p>12 130 272</text:p>
          </table:table-cell>
          <table:table-cell table:formula="of:=[.V51]/([.F51]+[.V51])*100" office:value-type="float" office:value="4.46625804819695" calcext:value-type="float">
            <text:p>4,47</text:p>
          </table:table-cell>
          <table:table-cell/>
        </table:table-row>
        <table:table-row table:style-name="ro1">
          <table:table-cell office:value-type="string" calcext:value-type="string">
            <text:p>instances/X14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58409238" calcext:value-type="float">
            <text:p>158409238</text:p>
          </table:table-cell>
          <table:table-cell table:style-name="ce7" office:value-type="float" office:value="626123" calcext:value-type="float">
            <text:p>626123</text:p>
          </table:table-cell>
          <table:table-cell office:value-type="float" office:value="254170" calcext:value-type="float">
            <text:p>254170</text:p>
          </table:table-cell>
          <table:table-cell office:value-type="float" office:value="40.5944" calcext:value-type="float">
            <text:p>40,5944</text:p>
          </table:table-cell>
          <table:table-cell office:value-type="float" office:value="80075" calcext:value-type="float">
            <text:p>80075</text:p>
          </table:table-cell>
          <table:table-cell/>
          <table:table-cell office:value-type="float" office:value="8013212" calcext:value-type="float">
            <text:p>8 013 212</text:p>
          </table:table-cell>
          <table:table-cell table:style-name="ce11" table:formula="of:=([.L52]-[.V52])/[.V52]*100" office:value-type="float" office:value="7.95734955484433" calcext:value-type="float">
            <text:p>7,96</text:p>
          </table:table-cell>
          <table:table-cell table:style-name="ce13"/>
          <table:table-cell office:value-type="float" office:value="8591012" calcext:value-type="float">
            <text:p>8 591 012</text:p>
          </table:table-cell>
          <table:table-cell table:formula="of:=([.O52]-[.V52])/[.V52]*100" office:value-type="float" office:value="15.7417132498007" calcext:value-type="float">
            <text:p>15,74</text:p>
          </table:table-cell>
          <table:table-cell table:style-name="ce9"/>
          <table:table-cell office:value-type="float" office:value="7644062" calcext:value-type="float">
            <text:p>7 644 062</text:p>
          </table:table-cell>
          <table:table-cell table:style-name="ce11" table:formula="of:=([.R52]-[.V52])/[.V52]*100" office:value-type="float" office:value="2.98400608306662" calcext:value-type="float">
            <text:p>2,98</text:p>
          </table:table-cell>
          <table:table-cell table:formula="of:=IF([.R52]&lt;[.L52];1;IF([.R52]&gt;[.L52];-1;0))" office:value-type="float" office:value="1" calcext:value-type="float">
            <text:p>1,00</text:p>
          </table:table-cell>
          <table:table-cell table:style-name="ce13"/>
          <table:table-cell office:value-type="float" office:value="7422572" calcext:value-type="float">
            <text:p>7 422 572</text:p>
          </table:table-cell>
          <table:table-cell table:formula="of:=[.V52]/([.F52]+[.V52])*100" office:value-type="float" office:value="4.47596392996012" calcext:value-type="float">
            <text:p>4,48</text:p>
          </table:table-cell>
          <table:table-cell/>
        </table:table-row>
        <table:table-row table:style-name="ro1">
          <table:table-cell office:value-type="string" calcext:value-type="string">
            <text:p>instances/X15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42691036" calcext:value-type="float">
            <text:p>242691036</text:p>
          </table:table-cell>
          <table:table-cell table:style-name="ce7" office:value-type="float" office:value="819902" calcext:value-type="float">
            <text:p>819902</text:p>
          </table:table-cell>
          <table:table-cell office:value-type="float" office:value="434873" calcext:value-type="float">
            <text:p>434873</text:p>
          </table:table-cell>
          <table:table-cell office:value-type="float" office:value="53.0397" calcext:value-type="float">
            <text:p>53,0397</text:p>
          </table:table-cell>
          <table:table-cell office:value-type="float" office:value="209176" calcext:value-type="float">
            <text:p>209176</text:p>
          </table:table-cell>
          <table:table-cell/>
          <table:table-cell office:value-type="float" office:value="11820234" calcext:value-type="float">
            <text:p>11 820 234</text:p>
          </table:table-cell>
          <table:table-cell table:style-name="ce11" table:formula="of:=([.L53]-[.V53])/[.V53]*100" office:value-type="float" office:value="8.61276676448973" calcext:value-type="float">
            <text:p>8,61</text:p>
          </table:table-cell>
          <table:table-cell table:style-name="ce13"/>
          <table:table-cell office:value-type="float" office:value="13710924" calcext:value-type="float">
            <text:p>13 710 924</text:p>
          </table:table-cell>
          <table:table-cell table:formula="of:=([.O53]-[.V53])/[.V53]*100" office:value-type="float" office:value="25.9857791764228" calcext:value-type="float">
            <text:p>25,99</text:p>
          </table:table-cell>
          <table:table-cell table:style-name="ce9"/>
          <table:table-cell office:value-type="float" office:value="11682204" calcext:value-type="float">
            <text:p>11 682 204</text:p>
          </table:table-cell>
          <table:table-cell table:style-name="ce11" table:formula="of:=([.R53]-[.V53])/[.V53]*100" office:value-type="float" office:value="7.34444837108885" calcext:value-type="float">
            <text:p>7,34</text:p>
          </table:table-cell>
          <table:table-cell table:formula="of:=IF([.R53]&lt;[.L53];1;IF([.R53]&gt;[.L53];-1;0))" office:value-type="float" office:value="1" calcext:value-type="float">
            <text:p>1,00</text:p>
          </table:table-cell>
          <table:table-cell table:style-name="ce13"/>
          <table:table-cell office:value-type="float" office:value="10882914" calcext:value-type="float">
            <text:p>10 882 914</text:p>
          </table:table-cell>
          <table:table-cell table:formula="of:=[.V53]/([.F53]+[.V53])*100" office:value-type="float" office:value="4.29181073213554" calcext:value-type="float">
            <text:p>4,29</text:p>
          </table:table-cell>
          <table:table-cell/>
        </table:table-row>
        <table:table-row table:style-name="ro1">
          <table:table-cell table:number-columns-repeated="12"/>
          <table:table-cell table:style-name="ce11"/>
          <table:table-cell table:number-columns-repeated="5"/>
          <table:table-cell table:style-name="ce11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SUM([.L2:.L21])" office:value-type="float" office:value="93127181" calcext:value-type="float">
            <text:p>93 127 181</text:p>
          </table:table-cell>
          <table:table-cell table:style-name="ce9" table:formula="of:=SUM([.M2:.M21])" office:value-type="float" office:value="67.8224982487879" calcext:value-type="float">
            <text:p>68</text:p>
          </table:table-cell>
          <table:table-cell table:style-name="ce13"/>
          <table:table-cell table:formula="of:=SUM([.O2:.O21])" office:value-type="float" office:value="102874715" calcext:value-type="float">
            <text:p>102 874 715</text:p>
          </table:table-cell>
          <table:table-cell table:style-name="ce9" table:formula="of:=SUM([.P2:.P21])" office:value-type="float" office:value="257.026531369419" calcext:value-type="float">
            <text:p>257</text:p>
          </table:table-cell>
          <table:table-cell table:style-name="ce9"/>
          <table:table-cell table:formula="of:=SUM([.R2:.R21])" office:value-type="float" office:value="90564365" calcext:value-type="float">
            <text:p>90 564 365</text:p>
          </table:table-cell>
          <table:table-cell table:style-name="ce9" table:formula="of:=SUM([.S2:.S21])" office:value-type="float" office:value="30.3488824577076" calcext:value-type="float">
            <text:p>30</text:p>
          </table:table-cell>
          <table:table-cell table:style-name="ce9" table:formula="of:=SUM([.T2:.T2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SUM([.L23:.L37])" office:value-type="float" office:value="295830414" calcext:value-type="float">
            <text:p>295 830 414</text:p>
          </table:table-cell>
          <table:table-cell table:style-name="ce9" table:formula="of:=SUM([.M23:.M37])" office:value-type="float" office:value="167.665778170666" calcext:value-type="float">
            <text:p>168</text:p>
          </table:table-cell>
          <table:table-cell table:style-name="ce13"/>
          <table:table-cell table:formula="of:=SUM([.O23:.O37])" office:value-type="float" office:value="306455514" calcext:value-type="float">
            <text:p>306 455 514</text:p>
          </table:table-cell>
          <table:table-cell table:style-name="ce9" table:formula="of:=SUM([.P23:.P37])" office:value-type="float" office:value="306.613386710947" calcext:value-type="float">
            <text:p>307</text:p>
          </table:table-cell>
          <table:table-cell table:style-name="ce9"/>
          <table:table-cell table:formula="of:=SUM([.R23:.R37])" office:value-type="float" office:value="280390314" calcext:value-type="float">
            <text:p>280 390 314</text:p>
          </table:table-cell>
          <table:table-cell table:style-name="ce9" table:formula="of:=SUM([.S23:.S37])" office:value-type="float" office:value="115.60763728285" calcext:value-type="float">
            <text:p>116</text:p>
          </table:table-cell>
          <table:table-cell table:style-name="ce9" table:formula="of:=SUM([.T23:.T3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formula="of:=SUM([.L39:.L53])" office:value-type="float" office:value="197770135" calcext:value-type="float">
            <text:p>197 770 135</text:p>
          </table:table-cell>
          <table:table-cell table:style-name="ce9" table:formula="of:=SUM([.M39:.M53])" office:value-type="float" office:value="132.648988713146" calcext:value-type="float">
            <text:p>133</text:p>
          </table:table-cell>
          <table:table-cell table:style-name="ce13"/>
          <table:table-cell table:formula="of:=SUM([.O39:.O53])" office:value-type="float" office:value="208584625" calcext:value-type="float">
            <text:p>208 584 625</text:p>
          </table:table-cell>
          <table:table-cell table:style-name="ce9" table:formula="of:=SUM([.P39:.P53])" office:value-type="float" office:value="244.90499740868" calcext:value-type="float">
            <text:p>245</text:p>
          </table:table-cell>
          <table:table-cell table:style-name="ce9"/>
          <table:table-cell table:formula="of:=SUM([.R39:.R53])" office:value-type="float" office:value="189520435" calcext:value-type="float">
            <text:p>189 520 435</text:p>
          </table:table-cell>
          <table:table-cell table:style-name="ce9" table:formula="of:=SUM([.S39:.S53])" office:value-type="float" office:value="66.793072234054" calcext:value-type="float">
            <text:p>67</text:p>
          </table:table-cell>
          <table:table-cell table:style-name="ce9" table:formula="of:=SUM([.T39:.T5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+X</text:p>
          </table:table-cell>
          <table:table-cell table:formula="of:=SUM([.L23:.L37];[.L39:.L53])" office:value-type="float" office:value="493600549" calcext:value-type="float">
            <text:p>493 600 549</text:p>
          </table:table-cell>
          <table:table-cell table:style-name="ce9" table:formula="of:=SUM([.M23:.M37];[.M39:.M53])" office:value-type="float" office:value="300.314766883813" calcext:value-type="float">
            <text:p>300</text:p>
          </table:table-cell>
          <table:table-cell table:style-name="ce13"/>
          <table:table-cell table:formula="of:=SUM([.O23:.O37];[.O39:.O53])" office:value-type="float" office:value="515040139" calcext:value-type="float">
            <text:p>515 040 139</text:p>
          </table:table-cell>
          <table:table-cell table:style-name="ce9" table:formula="of:=SUM([.P23:.P37];[.P39:.P53])" office:value-type="float" office:value="551.518384119627" calcext:value-type="float">
            <text:p>552</text:p>
          </table:table-cell>
          <table:table-cell table:style-name="ce9"/>
          <table:table-cell table:formula="of:=SUM([.R23:.R37];[.R39:.R53])" office:value-type="float" office:value="469910749" calcext:value-type="float">
            <text:p>469 910 749</text:p>
          </table:table-cell>
          <table:table-cell table:style-name="ce9" table:formula="of:=SUM([.S23:.S37];[.S39:.S53])" office:value-type="float" office:value="182.400709516904" calcext:value-type="float">
            <text:p>182</text:p>
          </table:table-cell>
          <table:table-cell table:style-name="ce9" table:formula="of:=SUM([.T23:.T37];[.T39:.T53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+B+X</text:p>
          </table:table-cell>
          <table:table-cell table:formula="of:=SUM([.L2:.L21];[.L23:.L37];[.L39:.L53])" office:value-type="float" office:value="586727730" calcext:value-type="float">
            <text:p>586 727 730</text:p>
          </table:table-cell>
          <table:table-cell table:style-name="ce9" table:formula="of:=SUM([.M2:.M21];[.M23:.M37];[.M39:.M53])" office:value-type="float" office:value="368.137265132601" calcext:value-type="float">
            <text:p>368</text:p>
          </table:table-cell>
          <table:table-cell table:style-name="ce13"/>
          <table:table-cell table:formula="of:=SUM([.O2:.O21];[.O23:.O37];[.O39:.O53])" office:value-type="float" office:value="617914854" calcext:value-type="float">
            <text:p>617 914 854</text:p>
          </table:table-cell>
          <table:table-cell table:style-name="ce9" table:formula="of:=SUM([.P2:.P21];[.P23:.P37];[.P39:.P53])" office:value-type="float" office:value="808.544915489047" calcext:value-type="float">
            <text:p>809</text:p>
          </table:table-cell>
          <table:table-cell table:style-name="ce9"/>
          <table:table-cell table:formula="of:=SUM([.R2:.R21];[.R23:.R37];[.R39:.R53])" office:value-type="float" office:value="560475114" calcext:value-type="float">
            <text:p>560 475 114</text:p>
          </table:table-cell>
          <table:table-cell table:style-name="ce9" table:formula="of:=SUM([.S2:.S21];[.S23:.S37];[.S39:.S53])" office:value-type="float" office:value="212.749591974612" calcext:value-type="float">
            <text:p>213</text:p>
          </table:table-cell>
          <table:table-cell table:formula="of:=SUM([.T2:.T21];[.T23:.T37];[.T39:.T53])" office:value-type="float" office:value="25" calcext:value-type="float">
            <text:p>25,00</text:p>
          </table:table-cell>
          <table:table-cell table:number-columns-repeated="4"/>
        </table:table-row>
        <table:table-row table:style-name="ro1" table:number-rows-repeated="104851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results.B2:results.B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G2:results.G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2:results.E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M1:results.M54 results.S1:results.S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5:43:40.870153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6:06:16.613401877</dc:date>
    <meta:editing-duration>P1DT19H27M10S</meta:editing-duration>
    <meta:editing-cycles>61</meta:editing-cycles>
    <meta:generator>LibreOffice/5.1.6.2$Linux_X86_64 LibreOffice_project/10m0$Build-2</meta:generator>
    <meta:document-statistic meta:table-count="1" meta:cell-count="1012" meta:object-count="0"/>
  </office:meta>
</office:document-meta>
</file>